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pple Chancery" svg:font-family="'Apple Chancery'" style:font-pitch="variable"/>
    <style:font-face style:name="Courier New" svg:font-family="'Courier New'" style:font-pitch="variable"/>
    <style:font-face style:name="Florentine[T]" svg:font-family="Florentine[T]"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top="0.212cm" fo:margin-bottom="0.212cm" loext:contextual-spacing="false" fo:line-height="100%"/>
      <style:text-properties fo:color="#000000" style:font-name="DejaVu Sans" fo:font-size="10pt" fo:language="tr" fo:country="TR" fo:font-weight="bold" style:font-size-asian="10pt" style:font-weight-asian="bold" style:font-name-complex="PalatinoTurk" style:font-size-complex="10pt" style:font-weight-complex="bold"/>
    </style:style>
    <style:style style:name="P2" style:family="paragraph" style:parent-style-name="ALINTI">
      <style:paragraph-properties fo:margin-top="0.212cm" fo:margin-bottom="0.212cm" loext:contextual-spacing="false" fo:line-height="100%"/>
      <style:text-properties fo:color="#000000" style:font-name="DejaVu Sans" fo:font-size="10pt" fo:language="tr" fo:country="TR" fo:font-weight="bold" style:font-size-asian="10pt" style:font-weight-asian="bold" style:font-size-complex="10pt" style:font-weight-complex="bold"/>
    </style:style>
    <style:style style:name="P3" style:family="paragraph" style:parent-style-name="ALINTI">
      <style:paragraph-properties fo:margin-top="0.212cm" fo:margin-bottom="0.212cm" loext:contextual-spacing="false" fo:line-height="100%"/>
      <style:text-properties style:font-name="DejaVu Sans"/>
    </style:style>
    <style:style style:name="P4" style:family="paragraph" style:parent-style-name="ALINTI">
      <style:paragraph-properties fo:margin-top="0.212cm" fo:margin-bottom="0.212cm" loext:contextual-spacing="false" fo:line-height="100%"/>
      <style:text-properties style:font-name="DejaVu Sans" fo:font-size="10.5pt" fo:language="tr" fo:country="TR" fo:font-weight="bold" style:font-size-asian="10.5pt" style:font-weight-asian="bold" style:font-name-complex="Palatino" style:font-weight-complex="bold"/>
    </style:style>
    <style:style style:name="P5" style:family="paragraph" style:parent-style-name="ALINTI_2a_">
      <style:paragraph-properties fo:margin-top="0.212cm" fo:margin-bottom="0.212cm" loext:contextual-spacing="false" fo:line-height="100%"/>
      <style:text-properties style:font-name="DejaVu Sans" fo:font-size="10.5pt" fo:language="en" fo:country="GB" fo:font-weight="bold" style:font-size-asian="10.5pt" style:font-weight-asian="bold" style:font-name-complex="PalatinoTurk" style:font-size-complex="10.5pt" style:font-weight-complex="bold"/>
    </style:style>
    <style:style style:name="P6" style:family="paragraph" style:parent-style-name="ALINTI_2a_">
      <style:paragraph-properties fo:margin-top="0.212cm" fo:margin-bottom="0.212cm" loext:contextual-spacing="false" fo:line-height="100%"/>
      <style:text-properties style:font-name="DejaVu Sans" fo:font-size="10.5pt" fo:font-weight="bold" style:font-size-asian="10.5pt" style:font-weight-asian="bold" style:font-name-complex="Palatino" style:font-weight-complex="bold"/>
    </style:style>
    <style:style style:name="P7" style:family="paragraph" style:parent-style-name="ALINTI_2a_">
      <style:paragraph-properties fo:margin-top="0.212cm" fo:margin-bottom="0.212cm" loext:contextual-spacing="false" fo:line-height="100%"/>
      <style:text-properties style:font-name="DejaVu Sans"/>
    </style:style>
    <style:style style:name="P8" style:family="paragraph" style:parent-style-name="RES_2039_MÜSTÜ_20_AYET_2b__2b__2b_">
      <style:paragraph-properties fo:margin-left="0cm" fo:margin-right="0cm" fo:margin-top="0.212cm" fo:margin-bottom="0.212cm" loext:contextual-spacing="false" fo:line-height="100%" fo:text-align="justify" style:justify-single-word="false" fo:text-indent="0.801cm" style:auto-text-indent="false"/>
      <style:text-properties style:font-name="DejaVu Sans" fo:font-size="10.5pt" fo:language="en" fo:country="GB" style:font-size-asian="10.5pt" style:font-name-complex="PalatinoTurk" style:font-size-complex="11pt"/>
    </style:style>
    <style:style style:name="P9" style:family="paragraph" style:parent-style-name="RES_2039_MÜSTÜ_20_AYET_2b__2b__2b_">
      <style:paragraph-properties fo:margin-left="0cm" fo:margin-right="0cm" fo:margin-top="0.212cm" fo:margin-bottom="0.212cm" loext:contextual-spacing="false" fo:line-height="100%" fo:text-align="justify" style:justify-single-word="false" fo:text-indent="0.499cm" style:auto-text-indent="false"/>
      <style:text-properties style:font-name="DejaVu Sans" fo:font-size="10.5pt" fo:language="en" fo:country="GB" style:font-size-asian="10.5pt" style:font-name-complex="PalatinoTurk" style:font-size-complex="11pt"/>
    </style:style>
    <style:style style:name="P10" style:family="paragraph" style:parent-style-name="Standard">
      <style:paragraph-properties fo:margin-top="0.212cm" fo:margin-bottom="0.212cm" loext:contextual-spacing="false"/>
      <style:text-properties fo:color="#000000" style:font-name="DejaVu Sans" fo:font-size="24pt" fo:font-weight="bold" style:font-size-asian="24pt" style:font-weight-asian="bold" style:font-name-complex="Palatino"/>
    </style:style>
    <style:style style:name="P11" style:family="paragraph" style:parent-style-name="Standard">
      <style:paragraph-properties fo:margin-top="0.212cm" fo:margin-bottom="0.212cm" loext:contextual-spacing="false" fo:text-align="justify" style:justify-single-word="false"/>
      <style:text-properties fo:color="#000000" style:font-name="DejaVu Sans" fo:font-size="24pt" fo:font-weight="bold" style:font-size-asian="24pt" style:font-weight-asian="bold" style:font-name-complex="Palatino"/>
    </style:style>
    <style:style style:name="P12" style:family="paragraph" style:parent-style-name="Standard">
      <style:paragraph-properties fo:margin-top="0.212cm" fo:margin-bottom="0.212cm" loext:contextual-spacing="false" fo:text-align="justify" style:justify-single-word="false"/>
      <style:text-properties fo:color="#000000" style:font-name="DejaVu Sans" fo:font-size="18pt" fo:font-weight="bold" style:font-size-asian="18pt" style:font-weight-asian="bold" style:font-name-complex="Palatino"/>
    </style:style>
    <style:style style:name="P13" style:family="paragraph" style:parent-style-name="Standard">
      <style:paragraph-properties fo:margin-top="0.212cm" fo:margin-bottom="0.212cm" loext:contextual-spacing="false" fo:text-align="center" style:justify-single-word="false"/>
      <style:text-properties fo:color="#000000" style:font-name="DejaVu Sans" fo:font-size="18pt" fo:font-weight="bold" style:font-size-asian="18pt" style:font-weight-asian="bold" style:font-name-complex="Florentine[T]" style:font-size-complex="18pt" style:font-weight-complex="bold"/>
    </style:style>
    <style:style style:name="P14" style:family="paragraph" style:parent-style-name="Standard">
      <style:paragraph-properties fo:margin-top="0.212cm" fo:margin-bottom="0.212cm" loext:contextual-spacing="false">
        <style:tab-stops>
          <style:tab-stop style:position="13.252cm"/>
        </style:tab-stops>
      </style:paragraph-properties>
      <style:text-properties fo:color="#000000" style:font-name="DejaVu Sans" fo:font-size="18pt" style:font-size-asian="18pt" style:font-name-complex="Palatino" style:font-size-complex="9pt"/>
    </style:style>
    <style:style style:name="P15" style:family="paragraph" style:parent-style-name="Standard">
      <style:paragraph-properties fo:margin-top="0.212cm" fo:margin-bottom="0.212cm" loext:contextual-spacing="false" fo:text-align="center" style:justify-single-word="false"/>
      <style:text-properties fo:color="#000000" style:font-name="DejaVu Sans" fo:font-size="15pt" fo:language="en" fo:country="US" style:text-underline-style="solid" style:text-underline-width="auto" style:text-underline-color="font-color" fo:font-weight="bold" style:font-size-asian="15pt" style:font-weight-asian="bold" style:font-name-complex="OptimaTurk" style:font-size-complex="15pt" style:font-weight-complex="bold"/>
    </style:style>
    <style:style style:name="P16" style:family="paragraph" style:parent-style-name="Standard">
      <style:paragraph-properties fo:margin-top="0.212cm" fo:margin-bottom="0.212cm" loext:contextual-spacing="false" fo:text-align="justify" style:justify-single-word="false"/>
      <style:text-properties fo:color="#000000" style:font-name="DejaVu Sans" fo:language="en" fo:country="US" fo:font-weight="bold" style:font-weight-asian="bold" style:font-name-complex="OptimaTurk" style:font-weight-complex="bold"/>
    </style:style>
    <style:style style:name="P17" style:family="paragraph" style:parent-style-name="Standard">
      <style:paragraph-properties fo:margin-top="0.212cm" fo:margin-bottom="0.212cm" loext:contextual-spacing="false" fo:text-align="center" style:justify-single-word="false"/>
      <style:text-properties fo:color="#000000" style:font-name="DejaVu Sans" fo:font-size="8pt" style:font-size-asian="8pt" style:font-name-complex="Palatino" style:font-size-complex="8pt"/>
    </style:style>
    <style:style style:name="P18" style:family="paragraph" style:parent-style-name="Standard">
      <style:paragraph-properties fo:margin-top="0.212cm" fo:margin-bottom="0.212cm" loext:contextual-spacing="false" fo:text-align="center" style:justify-single-word="false"/>
      <style:text-properties fo:color="#000000" style:font-name="DejaVu Sans" fo:font-size="9pt" style:font-size-asian="9pt" style:font-name-complex="Palatino" style:font-size-complex="9pt"/>
    </style:style>
    <style:style style:name="P19" style:family="paragraph" style:parent-style-name="Standard">
      <style:paragraph-properties fo:margin-top="0.212cm" fo:margin-bottom="0.212cm" loext:contextual-spacing="false" fo:text-align="center" style:justify-single-word="false"/>
      <style:text-properties fo:color="#000000" style:font-name="DejaVu Sans" fo:font-size="10pt" fo:font-weight="bold" style:font-size-asian="10pt" style:font-weight-asian="bold" style:font-name-complex="Palatino" style:font-size-complex="10pt" style:font-weight-complex="bold"/>
    </style:style>
    <style:style style:name="P20" style:family="paragraph" style:parent-style-name="Standard">
      <style:paragraph-properties fo:margin-top="0.212cm" fo:margin-bottom="0.212cm" loext:contextual-spacing="false" fo:text-align="center" style:justify-single-word="false">
        <style:tab-stops>
          <style:tab-stop style:position="6.237cm"/>
        </style:tab-stops>
      </style:paragraph-properties>
      <style:text-properties fo:color="#000000" style:font-name="DejaVu Sans" fo:font-size="7.5pt" fo:language="en" fo:country="US" style:font-size-asian="7.5pt" style:font-name-complex="Palatino" style:font-size-complex="7.5pt"/>
    </style:style>
    <style:style style:name="P21" style:family="paragraph" style:parent-style-name="Standard">
      <style:paragraph-properties fo:margin-top="0.212cm" fo:margin-bottom="0.212cm" loext:contextual-spacing="false" fo:text-align="center" style:justify-single-word="false">
        <style:tab-stops>
          <style:tab-stop style:position="6.237cm"/>
        </style:tab-stops>
      </style:paragraph-properties>
      <style:text-properties fo:color="#000000" style:font-name="DejaVu Sans" fo:font-size="7.5pt" style:font-size-asian="7.5pt" style:font-name-complex="Palatino" style:font-size-complex="7.5pt"/>
    </style:style>
    <style:style style:name="P22" style:family="paragraph" style:parent-style-name="Standard">
      <style:paragraph-properties fo:margin-top="0.212cm" fo:margin-bottom="0.212cm" loext:contextual-spacing="false" fo:text-align="center" style:justify-single-word="false"/>
      <style:text-properties fo:color="#000000" style:font-name="DejaVu Sans" fo:font-size="11pt" fo:font-weight="bold" style:font-size-asian="11pt" style:font-weight-asian="bold" style:font-name-complex="Palatino" style:font-size-complex="9pt" style:font-weight-complex="bold"/>
    </style:style>
    <style:style style:name="P23" style:family="paragraph" style:parent-style-name="Standard">
      <style:paragraph-properties fo:margin-top="0.212cm" fo:margin-bottom="0.212cm" loext:contextual-spacing="false" fo:text-align="center" style:justify-single-word="false"/>
      <style:text-properties fo:color="#000000" style:font-name="DejaVu Sans" fo:font-size="11pt" style:font-size-asian="11pt" style:font-name-complex="Palatino" style:font-size-complex="9pt"/>
    </style:style>
    <style:style style:name="P24" style:family="paragraph" style:parent-style-name="Standard">
      <style:paragraph-properties fo:margin-top="0.212cm" fo:margin-bottom="0.212cm" loext:contextual-spacing="false">
        <style:tab-stops>
          <style:tab-stop style:position="13.252cm"/>
        </style:tab-stops>
      </style:paragraph-properties>
      <style:text-properties fo:color="#000000" style:font-name="DejaVu Sans" fo:font-size="20pt" style:font-size-asian="20pt" style:font-name-complex="Palatino" style:font-size-complex="9pt"/>
    </style:style>
    <style:style style:name="P25" style:family="paragraph" style:parent-style-name="Standard">
      <style:paragraph-properties fo:margin-top="0.212cm" fo:margin-bottom="0.212cm" loext:contextual-spacing="false" fo:text-align="center" style:justify-single-word="false"/>
      <style:text-properties fo:color="#000000" style:font-name="DejaVu Sans" fo:font-size="20pt" style:font-size-asian="20pt" style:font-name-complex="Palatino" style:font-size-complex="9pt"/>
    </style:style>
    <style:style style:name="P26" style:family="paragraph" style:parent-style-name="Standard">
      <style:paragraph-properties fo:margin-top="0.212cm" fo:margin-bottom="0.212cm" loext:contextual-spacing="false" fo:text-align="center" style:justify-single-word="false"/>
      <style:text-properties fo:color="#000000" style:font-name="DejaVu Sans" fo:font-size="20pt" fo:font-weight="bold" style:font-size-asian="20pt" style:font-weight-asian="bold" style:font-name-complex="Palatino" style:font-size-complex="9pt" style:font-weight-complex="bold"/>
    </style:style>
    <style:style style:name="P27" style:family="paragraph" style:parent-style-name="Standard">
      <style:paragraph-properties fo:margin-top="0.212cm" fo:margin-bottom="0.212cm" loext:contextual-spacing="false" fo:text-align="center" style:justify-single-word="false"/>
      <style:text-properties fo:color="#000000" style:font-name="DejaVu Sans" fo:font-size="16pt" fo:font-weight="bold" style:font-size-asian="16pt" style:font-weight-asian="bold" style:font-name-complex="Florentine[T]" style:font-size-complex="16pt" style:font-weight-complex="bold"/>
    </style:style>
    <style:style style:name="P28" style:family="paragraph" style:parent-style-name="Standard">
      <style:paragraph-properties fo:margin-top="0.212cm" fo:margin-bottom="0.212cm" loext:contextual-spacing="false" fo:text-align="center" style:justify-single-word="false"/>
      <style:text-properties fo:color="#000000" style:font-name="DejaVu Sans" fo:font-weight="bold" style:font-weight-asian="bold" style:font-name-complex="Palatino" style:font-weight-complex="bold"/>
    </style:style>
    <style:style style:name="P29" style:family="paragraph" style:parent-style-name="Standard" style:master-page-name="Standard">
      <style:paragraph-properties fo:margin-top="0.212cm" fo:margin-bottom="0.212cm" loext:contextual-spacing="false" style:page-number="auto"/>
      <style:text-properties fo:color="#000000" style:font-name="DejaVu Sans" fo:font-size="24pt" fo:font-weight="bold" style:font-size-asian="24pt" style:font-weight-asian="bold" style:font-name-complex="Palatino"/>
    </style:style>
    <style:style style:name="P30" style:family="paragraph" style:parent-style-name="Standard">
      <style:paragraph-properties fo:margin-left="0cm" fo:margin-right="0cm" fo:margin-top="0.212cm" fo:margin-bottom="0.212cm" loext:contextual-spacing="false" fo:text-align="justify" style:justify-single-word="false" fo:text-indent="0.6cm" style:auto-text-indent="false"/>
      <style:text-properties fo:color="#000000" style:font-name="DejaVu Sans" fo:font-weight="bold" style:font-weight-asian="bold" style:font-name-complex="OptimaTurk" style:font-weight-complex="bold"/>
    </style:style>
    <style:style style:name="P31"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fo:font-size="10pt" fo:language="en" fo:country="US" style:font-size-asian="10pt" style:font-name-complex="Palatino" style:font-size-complex="10pt"/>
    </style:style>
    <style:style style:name="P32"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style:font-name-complex="Palatino"/>
    </style:style>
    <style:style style:name="P33"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style:font-name-complex="Palatino" style:font-size-complex="11pt"/>
    </style:style>
    <style:style style:name="P34"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fo:font-size="24pt" fo:font-weight="bold" style:font-size-asian="24pt" style:font-weight-asian="bold" style:font-name-complex="Palatino"/>
    </style:style>
    <style:style style:name="P35"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fo:font-weight="bold" style:font-weight-asian="bold" style:font-name-complex="Palatino" style:font-size-complex="11pt" style:font-weight-complex="bold"/>
    </style:style>
    <style:style style:name="P36"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fo:font-size="20pt" fo:font-weight="bold" style:font-size-asian="20pt" style:font-weight-asian="bold" style:font-name-complex="Apple Chancery" style:font-size-complex="20pt" style:font-weight-complex="bold"/>
    </style:style>
    <style:style style:name="P37"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fo:font-size="20pt" style:font-size-asian="20pt" style:font-name-complex="Palatino" style:font-size-complex="11pt"/>
    </style:style>
    <style:style style:name="P38"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color="#000000" style:font-name="DejaVu Sans" fo:font-size="11pt" style:font-size-asian="11pt" style:font-name-complex="Palatino" style:font-size-complex="11pt"/>
    </style:style>
    <style:style style:name="P39"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font-variant="small-caps" fo:color="#000000" style:font-name="DejaVu Sans" fo:font-weight="bold" style:font-weight-asian="bold" style:font-name-complex="Palatino" style:font-size-complex="15pt" style:font-weight-complex="bold"/>
    </style:style>
    <style:style style:name="P40"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fo:font-variant="small-caps" fo:color="#000000" style:font-name="DejaVu Sans" fo:font-size="15pt" fo:font-weight="bold" style:font-size-asian="15pt" style:font-weight-asian="bold" style:font-name-complex="Palatino" style:font-size-complex="15pt" style:font-weight-complex="bold"/>
    </style:style>
    <style:style style:name="P41"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style:font-name="DejaVu Sans"/>
    </style:style>
    <style:style style:name="P42"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style:font-name="DejaVu Sans" style:font-name-complex="Palatino" style:font-size-complex="11pt"/>
    </style:style>
    <style:style style:name="P43" style:family="paragraph" style:parent-style-name="Standard">
      <style:paragraph-properties fo:margin-left="0cm" fo:margin-right="0cm" fo:margin-top="0.212cm" fo:margin-bottom="0.212cm" loext:contextual-spacing="false" fo:text-align="justify" style:justify-single-word="false" fo:text-indent="0.801cm" style:auto-text-indent="false"/>
      <style:text-properties style:font-name="DejaVu Sans" style:font-name-complex="Palatino"/>
    </style:style>
    <style:style style:name="P44" style:family="paragraph" style:parent-style-name="Standard">
      <style:paragraph-properties fo:margin-left="0cm" fo:margin-right="0cm" fo:margin-top="0.212cm" fo:margin-bottom="0.212cm" loext:contextual-spacing="false" fo:text-align="justify" style:justify-single-word="false" fo:text-indent="0.4cm" style:auto-text-indent="false"/>
      <style:text-properties fo:color="#000000" style:font-name="DejaVu Sans" fo:font-size="11pt" style:font-size-asian="11pt" style:font-name-complex="Palatino" style:font-size-complex="9pt"/>
    </style:style>
    <style:style style:name="P45" style:family="paragraph" style:parent-style-name="Standard">
      <style:paragraph-properties fo:margin-left="0cm" fo:margin-right="0cm" fo:margin-top="0.212cm" fo:margin-bottom="0.212cm" loext:contextual-spacing="false" fo:text-align="justify" style:justify-single-word="false" fo:text-indent="0.4cm" style:auto-text-indent="false"/>
      <style:text-properties fo:color="#000000" style:font-name="DejaVu Sans" fo:font-size="9pt" style:font-size-asian="9pt" style:font-name-complex="Palatino" style:font-size-complex="9pt"/>
    </style:style>
    <style:style style:name="P46" style:family="paragraph" style:parent-style-name="Standard">
      <style:paragraph-properties fo:margin-left="0cm" fo:margin-right="0cm" fo:margin-top="0.212cm" fo:margin-bottom="0.212cm" loext:contextual-spacing="false" fo:text-align="justify" style:justify-single-word="false" fo:text-indent="0.4cm" style:auto-text-indent="false"/>
      <style:text-properties fo:color="#000000" style:font-name="DejaVu Sans" fo:font-size="9pt" fo:font-weight="bold" style:font-size-asian="9pt" style:font-weight-asian="bold" style:font-name-complex="Palatino" style:font-size-complex="9pt" style:font-weight-complex="bold"/>
    </style:style>
    <style:style style:name="P47" style:family="paragraph" style:parent-style-name="Standard" style:list-style-name="WW8Num1">
      <style:paragraph-properties fo:margin-left="0cm" fo:margin-right="0.3cm" fo:margin-top="0.212cm" fo:margin-bottom="0.212cm" loext:contextual-spacing="false" fo:text-align="justify" style:justify-single-word="false" fo:text-indent="0cm" style:auto-text-indent="false"/>
      <style:text-properties fo:color="#000000" style:font-name="DejaVu Sans" fo:font-size="11pt" style:font-size-asian="11pt" style:font-name-complex="Palatino" style:font-size-complex="8pt"/>
    </style:style>
    <style:style style:name="P48" style:family="paragraph" style:parent-style-name="Standard">
      <style:paragraph-properties fo:margin-left="0.801cm" fo:margin-right="0.199cm" fo:margin-top="0.212cm" fo:margin-bottom="0.212cm" loext:contextual-spacing="false" fo:text-align="justify" style:justify-single-word="false" fo:text-indent="0cm" style:auto-text-indent="false"/>
      <style:text-properties fo:color="#000000" style:font-name="DejaVu Sans" fo:font-weight="bold" style:font-weight-asian="bold" style:font-name-complex="Palatino" style:font-weight-complex="bold"/>
    </style:style>
    <style:style style:name="P49" style:family="paragraph" style:parent-style-name="Standard">
      <style:paragraph-properties fo:margin-left="0.801cm" fo:margin-right="0.199cm" fo:margin-top="0.212cm" fo:margin-bottom="0.212cm" loext:contextual-spacing="false" fo:text-align="justify" style:justify-single-word="false" fo:text-indent="0cm" style:auto-text-indent="false"/>
      <style:text-properties style:font-name="DejaVu Sans" fo:font-weight="bold" style:font-weight-asian="bold" style:font-name-complex="Palatino" style:font-weight-complex="bold"/>
    </style:style>
    <style:style style:name="P50" style:family="paragraph" style:parent-style-name="Standard">
      <style:paragraph-properties fo:margin-left="0.815cm" fo:margin-right="0cm" fo:margin-top="0.212cm" fo:margin-bottom="0.212cm" loext:contextual-spacing="false" fo:text-align="justify" style:justify-single-word="false" fo:text-indent="-0.014cm" style:auto-text-indent="false"/>
      <style:text-properties style:font-name="DejaVu Sans"/>
    </style:style>
    <style:style style:name="P51" style:family="paragraph" style:parent-style-name="Standard">
      <style:paragraph-properties fo:margin-left="0.801cm" fo:margin-right="0cm" fo:line-height="0.529cm" fo:text-align="justify" style:justify-single-word="false" fo:text-indent="0cm" style:auto-text-indent="false"/>
      <style:text-properties style:font-name="DejaVu Sans"/>
    </style:style>
    <style:style style:name="P52" style:family="paragraph" style:parent-style-name="Standard">
      <style:paragraph-properties fo:margin-left="0.801cm" fo:margin-right="0cm" fo:line-height="0.529cm" fo:text-align="justify" style:justify-single-word="false" fo:text-indent="0cm" style:auto-text-indent="false"/>
      <style:text-properties style:font-name="DejaVu Sans" fo:font-size="9pt" style:font-size-asian="9pt" style:font-size-complex="9pt"/>
    </style:style>
    <style:style style:name="P53" style:family="paragraph" style:parent-style-name="Standard">
      <style:paragraph-properties fo:margin-left="0.801cm" fo:margin-right="0cm" fo:line-height="0.529cm" fo:text-indent="0cm" style:auto-text-indent="false"/>
      <style:text-properties style:font-name="DejaVu Sans" fo:font-size="9pt" fo:letter-spacing="-0.009cm" style:font-size-asian="9pt" style:font-size-complex="9pt"/>
    </style:style>
    <style:style style:name="P54" style:family="paragraph" style:parent-style-name="Standard">
      <style:paragraph-properties fo:margin-left="0.801cm" fo:margin-right="0cm" fo:line-height="0.529cm" fo:text-align="justify" style:justify-single-word="false" fo:text-indent="0cm" style:auto-text-indent="false"/>
      <style:text-properties style:font-name="DejaVu Sans" fo:font-size="9pt" fo:letter-spacing="-0.009cm" style:font-size-asian="9pt" style:font-size-complex="9pt"/>
    </style:style>
    <style:style style:name="P55" style:family="paragraph" style:parent-style-name="Standard">
      <style:paragraph-properties fo:margin-left="0.801cm" fo:margin-right="0cm" fo:margin-top="0.212cm" fo:margin-bottom="0.212cm" loext:contextual-spacing="false" fo:text-align="justify" style:justify-single-word="false" fo:text-indent="0cm" style:auto-text-indent="false"/>
      <style:text-properties fo:color="#000000" style:font-name="DejaVu Sans" fo:font-size="11pt" style:font-size-asian="11pt" style:font-name-complex="Palatino" style:font-size-complex="11pt"/>
    </style:style>
    <style:style style:name="P56" style:family="paragraph" style:parent-style-name="Standard">
      <style:paragraph-properties fo:margin-left="0.801cm" fo:margin-right="0cm" fo:margin-top="0.212cm" fo:margin-bottom="0.212cm" loext:contextual-spacing="false" fo:text-align="justify" style:justify-single-word="false" fo:text-indent="0cm" style:auto-text-indent="false"/>
      <style:text-properties fo:color="#000000" style:font-name="DejaVu Sans" fo:font-size="11pt" fo:language="tr" fo:country="TR" style:font-size-asian="11pt" style:font-name-complex="Palatino" style:font-size-complex="11pt"/>
    </style:style>
    <style:style style:name="P57" style:family="paragraph" style:parent-style-name="basl_203a_k">
      <style:paragraph-properties fo:margin-top="0.212cm" fo:margin-bottom="0.212cm" loext:contextual-spacing="false" fo:line-height="100%"/>
      <style:text-properties fo:color="#000000" style:font-name="DejaVu Sans" fo:font-size="10.5pt" fo:language="tr" fo:country="TR" style:font-size-asian="10.5pt" style:font-name-complex="PalatinoTurk" style:font-size-complex="10.5pt"/>
    </style:style>
    <style:style style:name="P58" style:family="paragraph" style:parent-style-name="basl_203a_k">
      <style:paragraph-properties fo:margin-left="0cm" fo:margin-right="0cm" fo:margin-top="0.212cm" fo:margin-bottom="0.212cm" loext:contextual-spacing="false" fo:line-height="100%" fo:text-indent="0.801cm" style:auto-text-indent="false"/>
      <style:text-properties fo:color="#000000" style:font-name="DejaVu Sans" fo:language="tr" fo:country="TR" fo:font-weight="bold" style:font-weight-asian="bold" style:font-name-complex="PalatinoTurk" style:font-weight-complex="bold"/>
    </style:style>
    <style:style style:name="P59" style:family="paragraph" style:parent-style-name="basl_203a_k">
      <style:paragraph-properties fo:margin-left="0cm" fo:margin-right="0cm" fo:margin-top="0.212cm" fo:margin-bottom="0.212cm" loext:contextual-spacing="false" fo:line-height="100%" fo:text-indent="0.801cm" style:auto-text-indent="false"/>
      <style:text-properties style:font-name="DejaVu Sans"/>
    </style:style>
    <style:style style:name="P60" style:family="paragraph" style:parent-style-name="basl_203a_k">
      <style:paragraph-properties fo:margin-left="0.499cm" fo:margin-right="0.499cm" fo:margin-top="0.212cm" fo:margin-bottom="0.212cm" loext:contextual-spacing="false" fo:line-height="100%" fo:text-indent="0.302cm" style:auto-text-indent="false"/>
      <style:text-properties fo:color="#000000" style:font-name="DejaVu Sans" fo:language="tr" fo:country="TR" fo:font-weight="bold" style:font-weight-asian="bold" style:font-name-complex="PalatinoTurk" style:font-weight-complex="bold"/>
    </style:style>
    <style:style style:name="P61" style:family="paragraph" style:parent-style-name="basl_203a_k">
      <style:paragraph-properties fo:margin-left="0.499cm" fo:margin-right="0.499cm" fo:margin-top="0.212cm" fo:margin-bottom="0.212cm" loext:contextual-spacing="false" fo:line-height="100%" fo:text-indent="0.302cm" style:auto-text-indent="false"/>
      <style:text-properties style:font-name="DejaVu Sans"/>
    </style:style>
    <style:style style:name="P62" style:family="paragraph" style:parent-style-name="metin_20_yaz_203a_s_203a_">
      <style:paragraph-properties fo:margin-top="0.212cm" fo:margin-bottom="0.212cm" loext:contextual-spacing="false" fo:line-height="100%"/>
      <style:text-properties fo:color="#000000" style:font-name="DejaVu Sans" fo:font-size="10.5pt" fo:language="tr" fo:country="TR" style:font-size-asian="10.5pt" style:font-name-complex="PalatinoTurk" style:font-size-complex="10.5pt"/>
    </style:style>
    <style:style style:name="P63" style:family="paragraph" style:parent-style-name="metin_20_yaz_203a_s_203a_">
      <style:paragraph-properties fo:margin-top="0.212cm" fo:margin-bottom="0.212cm" loext:contextual-spacing="false" fo:line-height="100%"/>
      <style:text-properties fo:color="#000000" style:font-name="DejaVu Sans" fo:font-size="10.5pt" fo:language="tr" fo:country="TR" fo:font-weight="bold" style:font-size-asian="10.5pt" style:font-weight-asian="bold" style:font-name-complex="PalatinoTurk" style:font-size-complex="10.5pt" style:font-weight-complex="bold"/>
    </style:style>
    <style:style style:name="P64" style:family="paragraph" style:parent-style-name="metin_20_yaz_203a_s_203a_">
      <style:paragraph-properties fo:margin-top="0.212cm" fo:margin-bottom="0.212cm" loext:contextual-spacing="false" fo:line-height="100%"/>
      <style:text-properties style:font-name="DejaVu Sans" fo:font-size="10.5pt" fo:language="en" fo:country="GB" style:font-size-asian="10.5pt" style:font-name-complex="PalatinoTurk" style:font-size-complex="11pt"/>
    </style:style>
    <style:style style:name="P65" style:family="paragraph" style:parent-style-name="metin_20_yaz_203a_s_203a_">
      <style:paragraph-properties fo:margin-left="0cm" fo:margin-right="0cm" fo:margin-top="0.212cm" fo:margin-bottom="0.212cm" loext:contextual-spacing="false" fo:line-height="100%" fo:text-indent="0.801cm" style:auto-text-indent="false"/>
      <style:text-properties fo:color="#000000" style:font-name="DejaVu Sans" fo:font-size="10.5pt" fo:language="tr" fo:country="TR" style:font-size-asian="10.5pt" style:font-name-complex="PalatinoTurk" style:font-size-complex="10.5pt"/>
    </style:style>
    <style:style style:name="P66" style:family="paragraph" style:parent-style-name="metin_20_yaz_203a_s_203a_">
      <style:paragraph-properties fo:margin-left="0cm" fo:margin-right="0cm" fo:margin-top="0.212cm" fo:margin-bottom="0.212cm" loext:contextual-spacing="false" fo:line-height="100%" fo:text-indent="0.801cm" style:auto-text-indent="false"/>
      <style:text-properties style:font-name="DejaVu Sans"/>
    </style:style>
    <style:style style:name="P67" style:family="paragraph" style:parent-style-name="metin_20_yaz_203a_s_203a_">
      <style:paragraph-properties fo:margin-left="0.801cm" fo:margin-right="0cm" fo:line-height="0.529cm" fo:text-indent="0cm" style:auto-text-indent="false"/>
      <style:text-properties fo:color="#000000" style:font-name="DejaVu Sans" fo:font-size="9pt" fo:language="tr" fo:country="TR" style:font-size-asian="9pt" style:font-name-complex="PalatinoTurk" style:font-size-complex="9pt"/>
    </style:style>
    <style:style style:name="P68" style:family="paragraph" style:parent-style-name="metin_20_yaz_203a_s_203a_">
      <style:paragraph-properties fo:margin-left="0.801cm" fo:margin-right="0cm" fo:line-height="0.529cm" fo:text-indent="0cm" style:auto-text-indent="false"/>
      <style:text-properties style:font-name="DejaVu Sans"/>
    </style:style>
    <style:style style:name="T1" style:family="text">
      <style:text-properties fo:font-weight="bold" style:font-weight-asian="bold" style:font-weight-complex="bold"/>
    </style:style>
    <style:style style:name="T2" style:family="text">
      <style:text-properties style:font-name="Palatino" style:font-name-complex="Palatino"/>
    </style:style>
    <style:style style:name="T3" style:family="text">
      <style:text-properties style:font-name="Palatino" style:font-name-complex="Palatino" style:font-size-complex="11pt"/>
    </style:style>
    <style:style style:name="T4" style:family="text">
      <style:text-properties style:font-name="Palatino" fo:font-style="italic" style:font-style-asian="italic" style:font-name-complex="Palatino" style:font-size-complex="11pt" style:font-style-complex="italic"/>
    </style:style>
    <style:style style:name="T5" style:family="text">
      <style:text-properties style:font-name="Palatino" fo:font-size="10.5pt" fo:font-weight="bold" style:font-size-asian="10.5pt" style:font-weight-asian="bold" style:font-name-complex="Palatino" style:font-weight-complex="bold"/>
    </style:style>
    <style:style style:name="T6" style:family="text">
      <style:text-properties style:font-name="Palatino" fo:font-size="10.5pt" fo:language="en" fo:country="GB" fo:font-weight="bold" style:font-size-asian="10.5pt" style:font-weight-asian="bold" style:font-name-complex="PalatinoTurk" style:font-size-complex="10.5pt" style:font-weight-complex="bold"/>
    </style:style>
    <style:style style:name="T7" style:family="text">
      <style:text-properties style:font-name="Palatino" fo:font-size="10.5pt" style:font-size-asian="10.5pt" style:font-name-complex="Palatino"/>
    </style:style>
    <style:style style:name="T8" style:family="text">
      <style:text-properties style:font-name-complex="Palatino"/>
    </style:style>
    <style:style style:name="T9" style:family="text">
      <style:text-properties style:font-name-complex="Palatino" style:font-size-complex="11pt"/>
    </style:style>
    <style:style style:name="T10" style:family="text">
      <style:text-properties fo:color="#000000"/>
    </style:style>
    <style:style style:name="T11" style:family="text">
      <style:text-properties fo:color="#000000" style:font-name="Palatino" style:font-name-complex="Palatino"/>
    </style:style>
    <style:style style:name="T12" style:family="text">
      <style:text-properties fo:color="#000000" style:font-name="Palatino" style:font-name-complex="Palatino" style:font-size-complex="11pt"/>
    </style:style>
    <style:style style:name="T13" style:family="text">
      <style:text-properties fo:color="#000000" style:font-name="Palatino" style:font-name-complex="Palatino" style:font-size-complex="12pt"/>
    </style:style>
    <style:style style:name="T14" style:family="text">
      <style:text-properties fo:color="#000000" style:font-name="Palatino" fo:font-size="18pt" fo:font-weight="bold" style:font-size-asian="18pt" style:font-weight-asian="bold" style:font-name-complex="Palatino"/>
    </style:style>
    <style:style style:name="T15" style:family="text">
      <style:text-properties fo:color="#000000" style:font-name="Palatino" fo:font-size="10pt" fo:language="en" fo:country="US" style:font-size-asian="10pt" style:font-name-complex="OptimaTurk" style:font-size-complex="10pt"/>
    </style:style>
    <style:style style:name="T16" style:family="text">
      <style:text-properties fo:color="#000000" style:font-name="Palatino" fo:font-size="11pt" style:font-size-asian="11pt" style:font-name-complex="Palatino" style:font-size-complex="9pt"/>
    </style:style>
    <style:style style:name="T17" style:family="text">
      <style:text-properties fo:color="#000000" style:font-name="Palatino" fo:font-size="11pt" style:font-size-asian="11pt" style:font-name-complex="Palatino" style:font-size-complex="11pt"/>
    </style:style>
    <style:style style:name="T18" style:family="text">
      <style:text-properties fo:color="#000000" style:font-name="Palatino" fo:font-size="26pt" fo:font-weight="bold" style:font-size-asian="26pt" style:font-weight-asian="bold" style:font-name-complex="Florentine[T]" style:font-size-complex="26pt" style:font-weight-complex="bold"/>
    </style:style>
    <style:style style:name="T19" style:family="text">
      <style:text-properties fo:color="#000000" style:font-name="Palatino" fo:font-size="9pt" style:font-size-asian="9pt" style:font-name-complex="Palatino" style:font-size-complex="9pt"/>
    </style:style>
    <style:style style:name="T20" style:family="text">
      <style:text-properties fo:color="#000000" style:font-name="Palatino" fo:font-size="9pt" fo:font-weight="bold" style:font-size-asian="9pt" style:font-weight-asian="bold" style:font-name-complex="Palatino" style:font-size-complex="9pt" style:font-weight-complex="bold"/>
    </style:style>
    <style:style style:name="T21" style:family="text">
      <style:text-properties fo:color="#000000" style:font-name="Palatino" fo:font-size="7.5pt" fo:language="en" fo:country="US" style:font-size-asian="7.5pt" style:font-name-complex="Palatino" style:font-size-complex="7.5pt"/>
    </style:style>
    <style:style style:name="T22" style:family="text">
      <style:text-properties fo:color="#000000" style:font-name="Palatino" fo:font-size="20pt" style:font-size-asian="20pt" style:font-name-complex="Palatino" style:font-size-complex="9pt"/>
    </style:style>
    <style:style style:name="T23" style:family="text">
      <style:text-properties fo:color="#000000" style:font-name="Palatino" fo:font-size="16pt" fo:font-weight="bold" style:font-size-asian="16pt" style:font-weight-asian="bold" style:font-name-complex="Florentine[T]" style:font-size-complex="16pt" style:font-weight-complex="bold"/>
    </style:style>
    <style:style style:name="T24" style:family="text">
      <style:text-properties fo:color="#000000" style:font-name="Palatino" fo:font-size="30pt" style:font-size-asian="30pt" style:font-name-complex="Apple Chancery" style:font-size-complex="30pt"/>
    </style:style>
    <style:style style:name="T25" style:family="text">
      <style:text-properties fo:color="#000000" style:font-name="Palatino" fo:font-style="italic" style:font-style-asian="italic" style:font-name-complex="Palatino" style:font-size-complex="11pt" style:font-style-complex="italic"/>
    </style:style>
    <style:style style:name="T26" style:family="text">
      <style:text-properties fo:color="#000000" style:font-name="Palatino" fo:font-style="italic" style:font-style-asian="italic" style:font-name-complex="Palatino" style:font-style-complex="italic"/>
    </style:style>
    <style:style style:name="T27" style:family="text">
      <style:text-properties fo:color="#000000" style:font-name-complex="Palatino"/>
    </style:style>
    <style:style style:name="T28" style:family="text">
      <style:text-properties fo:color="#000000" style:font-name-complex="Palatino" style:font-size-complex="11pt"/>
    </style:style>
    <style:style style:name="T29" style:family="text">
      <style:text-properties fo:color="#000000" style:font-name-complex="Palatino" style:font-size-complex="12pt"/>
    </style:style>
    <style:style style:name="T30" style:family="text">
      <style:text-properties fo:color="#000000" style:font-size-complex="11pt"/>
    </style:style>
    <style:style style:name="T31" style:family="text">
      <style:text-properties fo:color="#000000" style:text-position="super 58%"/>
    </style:style>
    <style:style style:name="T32" style:family="text">
      <style:text-properties fo:color="#000000" style:text-position="super 58%" style:font-name="Palatino" style:font-name-complex="Palatino" style:font-size-complex="10pt"/>
    </style:style>
    <style:style style:name="T33" style:family="text">
      <style:text-properties fo:color="#000000" style:text-position="super 58%" style:font-name-complex="Palatino" style:font-size-complex="10pt"/>
    </style:style>
    <style:style style:name="T34" style:family="text">
      <style:text-properties fo:color="#000000" fo:font-style="italic" style:font-style-asian="italic" style:font-name-complex="Palatino" style:font-size-complex="11pt" style:font-style-complex="italic"/>
    </style:style>
    <style:style style:name="T35" style:family="text">
      <style:text-properties fo:color="#000000" fo:font-style="italic" style:font-style-asian="italic" style:font-name-complex="Palatino" style:font-style-complex="italic"/>
    </style:style>
    <style:style style:name="T36" style:family="text">
      <style:text-properties fo:color="#000000" fo:font-size="11pt" style:font-size-asian="11pt" style:font-name-complex="Palatino" style:font-size-complex="11pt"/>
    </style:style>
    <style:style style:name="T37" style:family="text">
      <style:text-properties fo:font-size="18pt" style:font-size-asian="18pt"/>
    </style:style>
    <style:style style:name="T38" style:family="text">
      <style:text-properties fo:font-size="10pt" style:font-size-asian="10pt" style:font-size-complex="10pt"/>
    </style:style>
    <style:style style:name="T39" style:family="text">
      <style:text-properties fo:language="en" fo:country="US"/>
    </style:style>
    <style:style style:name="T40" style:family="text">
      <style:text-properties fo:font-size="9pt" style:font-size-asian="9pt" style:font-size-complex="9pt"/>
    </style:style>
    <style:style style:name="T41" style:family="text">
      <style:text-properties fo:font-size="9pt" fo:font-style="italic" style:font-size-asian="9pt" style:font-style-asian="italic" style:font-size-complex="9pt" style:font-style-complex="italic"/>
    </style:style>
    <style:style style:name="T42" style:family="text">
      <style:text-properties fo:font-size="9pt" fo:letter-spacing="-0.009cm" style:font-size-asian="9pt" style:font-size-complex="9pt"/>
    </style:style>
    <style:style style:name="T43" style:family="text">
      <style:text-properties fo:font-size="9pt" fo:letter-spacing="-0.009cm" fo:font-style="italic" style:font-size-asian="9pt" style:font-style-asian="italic" style:font-size-complex="9pt" style:font-style-complex="italic"/>
    </style:style>
    <style:style style:name="T44" style:family="text">
      <style:text-properties style:font-size-complex="11pt"/>
    </style:style>
    <style:style style:name="T45" style:family="text">
      <style:text-properties style:font-name-asian="Palatino"/>
    </style:style>
    <style:style style:name="T46" style:family="text">
      <style:text-properties style:font-name-asian="Palatino" style:font-name-complex="Palatino"/>
    </style:style>
    <style:style style:name="T47" style:family="text">
      <style:text-properties fo:font-size="16pt" fo:font-weight="bold" style:font-size-asian="16pt" style:font-weight-asian="bold" style:font-weight-complex="bold"/>
    </style:style>
    <style:style style:name="T48" style:family="text">
      <style:text-properties fo:font-size="30pt" style:font-size-asian="30pt"/>
    </style:style>
    <style:style style:name="T49" style:family="text">
      <style:text-properties fo:font-style="italic" style:font-style-asian="italic" style:font-name-complex="Palatino" style:font-size-complex="11pt" style:font-style-complex="italic"/>
    </style:style>
    <style:style style:name="T50" style:family="text">
      <style:text-properties style:text-position="super 58%"/>
    </style:style>
    <style:style style:name="T51" style:family="text">
      <style:text-properties style:text-position="super 58%" style:font-name="Palatino" style:font-name-complex="Palatino" style:font-size-complex="10pt"/>
    </style:style>
    <style:style style:name="T52" style:family="text">
      <style:text-properties style:text-position="super 58%" style:font-name-complex="Palatino" style:font-size-complex="10pt"/>
    </style:style>
    <style:style style:name="T53" style:family="text">
      <style:text-properties fo:font-variant="small-caps" fo:font-size="15pt" fo:font-weight="bold" style:font-size-asian="15pt" style:font-weight-asian="bold" style:font-weight-complex="bold"/>
    </style:style>
    <style:style style:name="T54" style:family="text">
      <style:text-properties fo:font-size="10.5pt" fo:font-weight="bold" style:font-size-asian="10.5pt" style:font-weight-asian="bold" style:font-name-complex="Palatino" style:font-weight-complex="bold"/>
    </style:style>
    <style:style style:name="T55" style:family="text">
      <style:text-properties fo:font-size="10.5pt" fo:font-weight="bold" style:font-size-asian="10.5pt" style:font-weight-asian="bold" style:font-weight-complex="bold"/>
    </style:style>
    <style:style style:name="T56" style:family="text">
      <style:text-properties fo:font-size="10.5pt" fo:language="en" fo:country="GB" fo:font-weight="bold" style:font-size-asian="10.5pt" style:font-weight-asian="bold" style:font-name-complex="PalatinoTurk" style:font-size-complex="10.5pt" style:font-weight-complex="bold"/>
    </style:style>
    <style:style style:name="T57" style:family="text">
      <style:text-properties fo:font-size="10.5pt" fo:language="en" fo:country="GB" fo:font-weight="bold" style:font-size-asian="10.5pt" style:font-weight-asian="bold" style:font-weight-complex="bold"/>
    </style:style>
    <style:style style:name="T58" style:family="text">
      <style:text-properties fo:font-size="10.5pt" fo:language="en" fo:country="GB" style:font-size-asian="10.5pt"/>
    </style:style>
    <style:style style:name="T59" style:family="text">
      <style:text-properties fo:font-size="10.5pt" style:font-size-asian="10.5pt"/>
    </style:style>
    <style:style style:name="T60" style:family="text">
      <style:text-properties fo:font-size="10.5pt" style:font-size-asian="10.5pt" style:font-size-complex="10.5pt"/>
    </style:style>
    <style:style style:name="T61" style:family="text">
      <style:text-properties style:font-name-complex="PalatinoTurk"/>
    </style:style>
    <style:style style:name="T62" style:family="text">
      <style:text-properties fo:color="#000000" style:font-name="Palatino" fo:font-size="10.5pt" fo:language="en" fo:country="GB" style:font-size-asian="10.5pt" style:font-name-complex="PalatinoTurk" style:font-size-complex="10.5pt"/>
    </style:style>
    <style:style style:name="T63" style:family="text">
      <style:text-properties fo:color="#000000" style:font-name="Palatino" fo:font-size="10.5pt" fo:language="tr" fo:country="TR" style:font-size-asian="10.5pt" style:font-name-complex="PalatinoTurk" style:font-size-complex="10.5pt"/>
    </style:style>
    <style:style style:name="T64" style:family="text">
      <style:text-properties fo:color="#000000" style:font-name="Palatino" fo:font-size="10.5pt" fo:language="tr" fo:country="TR" fo:font-weight="bold" style:font-size-asian="10.5pt" style:font-weight-asian="bold" style:font-name-complex="PalatinoTurk" style:font-size-complex="10.5pt" style:font-weight-complex="bold"/>
    </style:style>
    <style:style style:name="T65" style:family="text">
      <style:text-properties fo:color="#000000" style:font-name="Palatino" fo:font-size="10.5pt" fo:language="tr" fo:country="TR" fo:font-style="italic" style:font-size-asian="10.5pt" style:font-style-asian="italic" style:font-name-complex="PalatinoTurk" style:font-size-complex="10.5pt" style:font-style-complex="italic"/>
    </style:style>
    <style:style style:name="T66" style:family="text">
      <style:text-properties fo:color="#000000" style:font-name="Palatino" fo:language="tr" fo:country="TR" fo:font-weight="bold" style:font-weight-asian="bold" style:font-name-complex="PalatinoTurk" style:font-weight-complex="bold"/>
    </style:style>
    <style:style style:name="T67" style:family="text">
      <style:text-properties fo:color="#000000" style:font-name="Palatino" fo:font-size="10pt" fo:language="en" fo:country="GB" style:font-size-asian="10pt" style:font-name-complex="PalatinoTurk" style:font-size-complex="10pt"/>
    </style:style>
    <style:style style:name="T68" style:family="text">
      <style:text-properties fo:color="#000000" style:font-name="Palatino" fo:font-size="10pt" fo:language="en" fo:country="GB" fo:font-weight="bold" style:font-size-asian="10pt" style:font-weight-asian="bold" style:font-name-complex="PalatinoTurk" style:font-size-complex="10pt" style:font-weight-complex="bold"/>
    </style:style>
    <style:style style:name="T69" style:family="text">
      <style:text-properties fo:color="#000000" style:text-position="super 58%" style:font-name="Palatino" fo:font-size="10.5pt" fo:language="en" fo:country="GB" style:font-size-asian="10.5pt" style:font-name-complex="PalatinoTurk" style:font-size-complex="10pt"/>
    </style:style>
    <style:style style:name="T70" style:family="text">
      <style:text-properties fo:color="#000000" style:text-position="super 58%" style:font-name="Palatino" fo:font-size="10pt" fo:language="tr" fo:country="TR" style:font-size-asian="10pt" style:font-name-complex="PalatinoTurk" style:font-size-complex="10pt"/>
    </style:style>
    <style:style style:name="T71" style:family="text">
      <style:text-properties fo:color="#000000" style:text-position="super 58%" style:font-name="Palatino" fo:font-size="8pt" fo:language="tr" fo:country="TR" fo:font-weight="bold" style:font-size-asian="8pt" style:font-weight-asian="bold" style:font-name-complex="PalatinoTurk" style:font-size-complex="8pt" style:font-weight-complex="bold"/>
    </style:style>
    <style:style style:name="T72" style:family="text">
      <style:text-properties fo:color="#000000" style:text-position="super 58%" style:font-name="Palatino" fo:font-size="8pt" fo:language="tr" fo:country="TR" style:font-size-asian="8pt" style:font-name-complex="PalatinoTurk" style:font-size-complex="8pt"/>
    </style:style>
    <style:style style:name="T73" style:family="text">
      <style:text-properties fo:color="#000000" style:text-position="super 58%" fo:font-size="10.5pt" fo:language="en" fo:country="GB" style:font-size-asian="10.5pt" style:font-name-complex="PalatinoTurk" style:font-size-complex="10pt"/>
    </style:style>
    <style:style style:name="T74" style:family="text">
      <style:text-properties fo:color="#000000" style:text-position="super 58%" fo:font-size="10pt" fo:language="tr" fo:country="TR" style:font-size-asian="10pt" style:font-name-complex="PalatinoTurk" style:font-size-complex="10pt"/>
    </style:style>
    <style:style style:name="T75" style:family="text">
      <style:text-properties fo:color="#000000" style:text-position="super 58%" fo:font-size="8pt" fo:language="tr" fo:country="TR" fo:font-weight="bold" style:font-size-asian="8pt" style:font-weight-asian="bold" style:font-name-complex="PalatinoTurk" style:font-size-complex="8pt" style:font-weight-complex="bold"/>
    </style:style>
    <style:style style:name="T76" style:family="text">
      <style:text-properties fo:color="#000000" style:text-position="super 58%" fo:font-size="8pt" fo:language="tr" fo:country="TR" style:font-size-asian="8pt" style:font-name-complex="PalatinoTurk" style:font-size-complex="8pt"/>
    </style:style>
    <style:style style:name="T77" style:family="text">
      <style:text-properties fo:color="#000000" fo:font-size="10.5pt" fo:language="tr" fo:country="TR" style:font-size-asian="10.5pt" style:font-name-complex="PalatinoTurk" style:font-size-complex="10.5pt"/>
    </style:style>
    <style:style style:name="T78" style:family="text">
      <style:text-properties fo:color="#000000" fo:font-size="10.5pt" fo:language="tr" fo:country="TR" fo:font-weight="bold" style:font-size-asian="10.5pt" style:font-weight-asian="bold" style:font-name-complex="PalatinoTurk" style:font-size-complex="10.5pt" style:font-weight-complex="bold"/>
    </style:style>
    <style:style style:name="T79" style:family="text">
      <style:text-properties fo:color="#000000" fo:font-size="10.5pt" fo:language="tr" fo:country="TR" fo:font-style="italic" style:font-size-asian="10.5pt" style:font-style-asian="italic" style:font-name-complex="PalatinoTurk" style:font-size-complex="10.5pt" style:font-style-complex="italic"/>
    </style:style>
    <style:style style:name="T80" style:family="text">
      <style:text-properties fo:color="#000000" fo:font-size="10.5pt" fo:language="en" fo:country="GB" style:font-size-asian="10.5pt" style:font-name-complex="PalatinoTurk" style:font-size-complex="10.5pt"/>
    </style:style>
    <style:style style:name="T81" style:family="text">
      <style:text-properties fo:color="#000000" fo:language="tr" fo:country="TR" fo:font-weight="bold" style:font-weight-asian="bold" style:font-name-complex="PalatinoTurk" style:font-weight-complex="bold"/>
    </style:style>
    <style:style style:name="T82" style:family="text">
      <style:text-properties fo:color="#000000" style:font-size-complex="10.5pt"/>
    </style:style>
    <style:style style:name="T83" style:family="text">
      <style:text-properties fo:color="#000000" style:font-name="PalatinoTurk" fo:font-size="9pt" fo:language="tr" fo:country="TR" style:font-size-asian="9pt" style:font-name-complex="PalatinoTurk" style:font-size-complex="9pt"/>
    </style:style>
    <style:style style:name="T84" style:family="text">
      <style:text-properties fo:color="#000000" style:font-name="PalatinoTurk" fo:font-size="9pt" fo:language="tr" fo:country="TR" fo:font-style="italic" style:font-size-asian="9pt" style:font-style-asian="italic" style:font-name-complex="PalatinoTurk" style:font-size-complex="9pt" style:font-style-complex="italic"/>
    </style:style>
    <style:style style:name="T85" style:family="text">
      <style:text-properties fo:color="#000000" style:font-name="PalatinoTurk" fo:font-size="8pt" fo:language="tr" fo:country="TR" style:font-size-asian="8pt" style:font-name-complex="PalatinoTurk" style:font-size-complex="8pt"/>
    </style:style>
    <style:style style:name="T86" style:family="text">
      <style:text-properties fo:color="#000000" fo:font-size="10pt" fo:language="en" fo:country="GB" style:font-size-asian="10pt" style:font-name-complex="PalatinoTurk" style:font-size-complex="10pt"/>
    </style:style>
    <style:style style:name="T87" style:family="text">
      <style:text-properties fo:color="#000000" fo:font-size="10pt" fo:language="en" fo:country="GB" fo:font-weight="bold" style:font-size-asian="10pt" style:font-weight-asian="bold" style:font-name-complex="PalatinoTurk" style:font-size-complex="10pt" style:font-weight-complex="bold"/>
    </style:style>
    <style:style style:name="T88" style:family="text">
      <style:text-properties fo:color="#000000" fo:font-size="9pt" fo:language="tr" fo:country="TR" style:font-size-asian="9pt" style:font-name-complex="PalatinoTurk" style:font-size-complex="9pt"/>
    </style:style>
    <style:style style:name="T89" style:family="text">
      <style:text-properties fo:color="#000000" fo:font-size="9pt" fo:language="tr" fo:country="TR" fo:font-style="italic" style:font-size-asian="9pt" style:font-style-asian="italic" style:font-name-complex="PalatinoTurk" style:font-size-complex="9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LLAH’S GENTLE ARTISTRY_3B</text:p>
      <text:p text:style-name="P10">HARUN YAHYA(ADNAN OKTAR)</text:p>
      <text:p text:style-name="P11"/>
      <text:p text:style-name="P12">Back Cover</text:p>
      <text:p text:style-name="P30">Almost every newborn creature is weak and helpless, unaware of the dangers that surround it. It is very unlikely that it could survive and grow on its own. From the moment it is born it will always have adults nearby to feed it, protect it from danger and, if necessary, sacrifice their own lives for it. </text:p>
      <text:p text:style-name="P30">Another wonder is how cute all young animals are. Babies of most species usually have big eyes and round faces; and an expression that we humans interpret as innocent, helpless, and bewildered. Also, their behavior makes them loveable and awakens in us the instinct to protect them. </text:p>
      <text:p text:style-name="P30">These qualities in young animals are manifestations of Allah’s gentle artistry (gentle in this sense also includes the ideas of “lovable,” “friendly,” “tame” and “docile”).</text:p>
      <text:p text:style-name="P30">This book documents the tenderness that creatures have for their young and some features of young animals. </text:p>
      <text:p text:style-name="P15">ABOUT THE AUTHOR</text:p>
      <text:p text:style-name="P1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6">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16">By the will of Allah, the books of Harun Yahya will be a means through which people in the twenty-first century will attain the peace, justice, and happiness promised in the Qur'an.</text:p>
      <text:p text:style-name="P31"><text:soft-page-break/></text:p>
      <text:p text:style-name="P32"/>
      <text:p text:style-name="P32"/>
      <text:p text:style-name="P10">ALLAH’S GENTLE ARTISTRY</text:p>
      <text:p text:style-name="P10">HARUN YAHYA(ADNAN OKTAR)</text:p>
      <text:p text:style-name="P34"/>
      <text:p text:style-name="P32"/>
      <text:p text:style-name="P32"/>
      <text:p text:style-name="P13">About the Author</text:p>
      <text:p text:style-name="P44">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4">Harun Yahya’s works, translated into 63 different languages, constitute a collection for a total of more than 55,000 pages with 40,000 illustrations. </text:p>
      <text:p text:style-name="P44">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44">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44">Harun Yahya enjoys a wide readership in many countries, from India to <text:soft-page-break/>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4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4">This is no doubt a result of the Qur'an's wisdom and lucidity. The author modestly intends to serve as a means in humanity's search for Allah's right path. No material gain is sought in the publication of these works.</text:p>
      <text:p text:style-name="P44">Those who encourage others to read these books, to open their minds and hearts and guide them to become more devoted servants of Allah, render an invaluable service. </text:p>
      <text:p text:style-name="P44">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4">In this effort, the books of Harun Yahya assume a leading role. By the will of Allah, these books will be a means through which people in the twenty-first century will attain the peace, justice, and happiness promised in the Qur'an.</text:p>
      <text:p text:style-name="P44"><text:soft-page-break/></text:p>
      <text:p text:style-name="P44"/>
      <text:p text:style-name="P13">To the Reader</text:p>
      <text:list xml:id="list2929324367" text:style-name="WW8Num1">
        <text:list-item>
          <text:p text:style-name="P47">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list-item>
        <text:list-item>
          <text:p text:style-name="P4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list-item>
        <text:list-item>
          <text:p text:style-name="P47">This and all the other books by the author can be read individually, or discussed in a group. Readers eager to profit from the books will find discussion very useful, letting them relate their reflections and experiences to one another. </text:p>
        </text:list-item>
        <text:list-item>
          <text:p text:style-name="P4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list-item>
        <text:list-item>
          <text:p text:style-name="P47">We hope the reader will look through the reviews of his other books at the back of this book. His rich source material on faith-related issues is very useful, and a pleasure to read. </text:p>
        </text:list-item>
        <text:list-item>
          <text:p text:style-name="P4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list-item>
      </text:list>
      <text:p text:style-name="P45"/>
      <text:p text:style-name="P45"/>
      <text:p text:style-name="P17">Translated by Ron Evans Edited by Tam Mossman</text:p>
      <text:p text:style-name="P17"><text:soft-page-break/></text:p>
      <text:p text:style-name="P17">English Edition published in March, 2006</text:p>
      <text:p text:style-name="P18"/>
      <text:p text:style-name="P19">Published by GLOBAL PUBLISHING</text:p>
      <text:p text:style-name="P20">Gursel Mh. Darulaceze Cd. No: 9 Funya Sk. Eksioglu Is Merkezi B Blok D: 5 </text:p>
      <text:p text:style-name="P20">Okmeydani-Istanbul/Turkey Phone: (+90 212) 320 86 00</text:p>
      <text:p text:style-name="P20"/>
      <text:p text:style-name="P21">Printed and bound by Secil Ofset in Istanbul</text:p>
      <text:p text:style-name="P21">100 Yil Mah. MAS-SIT Matbaacilar Sitesi 4. Cadde No: 77</text:p>
      <text:p text:style-name="P21">Bagcilar-Istanbul/Turkey Phone: (+90 212) 629 06 15</text:p>
      <text:p text:style-name="P21"/>
      <text:p text:style-name="P21">All translations from the Qur'an are from The Noble Qur'an: a New Rendering of its Meaning in English by Hajj Abdalhaqq and Aisha Bewley, published by Bookwork, Norwich, UK. 1420 CE/1999 AH.</text:p>
      <text:p text:style-name="P46"/>
      <text:p text:style-name="P22"/>
      <text:p text:style-name="P23"/>
      <text:p text:style-name="P23"/>
      <text:p text:style-name="P23"/>
      <text:p text:style-name="P24">Contents</text:p>
      <text:p text:style-name="P14"/>
      <text:p text:style-name="P24">Introduction<text:tab/>8</text:p>
      <text:p text:style-name="P24">The Wondrous Beauty in Animals<text:tab/>13</text:p>
      <text:p text:style-name="P24">The Deception of Evolution<text:tab/>214</text:p>
      <text:p text:style-name="P23"/>
      <text:p text:style-name="P23"/>
      <text:p text:style-name="P18">www.harunyahya.com - www.harunyahya.tv</text:p>
      <text:p text:style-name="P23"/>
      <text:p text:style-name="P23"><text:soft-page-break/></text:p>
      <text:p text:style-name="P23"/>
      <text:p text:style-name="P23"/>
      <text:p text:style-name="P23"/>
      <text:p text:style-name="P25">Introduction</text:p>
      <text:p text:style-name="P25"/>
      <text:p text:style-name="P33">Almost every newborn creature is weak and helpless, unaware of the dangers that surround it. It is very unlikely that it could survive and grow on its own. From the moment it is born it will always have adults nearby to feed it, protect it from danger and, if necessary, sacrifice their own lives for it. </text:p>
      <text:p text:style-name="P33">Young animals can survive only if they are looked after by strong grown-ups. A gazelle abandoned at birth or bird's eggs left uncared for have no possibility of survival. But young animals usually can survive because they have careful parents who do not neglect their responsibilities, even before their young are still in the egg or the womb. Many creatures go to a lot of trouble to protect their eggs, hiding them where they will not get broken, keeping them warm and when necessary, protecting them from too much heat. They will guard over their eggs for weeks and even carry them around in their mouths without harming them in any way. </text:p>
      <text:p text:style-name="P33">This book documents the tenderness that creatures have for their young and the conscious acts of self-sacrifice performed throughout the animal world. You will read about the great care taken by animal parents to build comfortable nests for their young. You will learn how they clean their offspring, how hard they work to feed them, protect them from cold, and even how they place their own lives in danger when an enemy is nearby.</text:p>
      <text:p text:style-name="P33">But why do these creatures work so tirelessly on behalf of their young? Why don't they leave them on their own, instead of dutifully attending to all their needs? Do they do so consciously? For example, is it reasonable to think that a bird can be consciously determined to risk its own death to protect its young? Of course not! An animal cannot possess such feelings of tenderness and compassion on its own. The plain fact is that Allah <text:s/>has inspired in these creatures a wondrous sense of tenderness and parental love. And one of creation's greatest wonders is the self-sacrifice of parents for their babies.</text:p>
      <text:p text:style-name="P33">Another wonder is how cute all young animals are, as some examples in the following pages will show. Babies of most species usually have big eyes and round faces; and an expression that we humans interpret as innocent, helpless, and bewildered. Also, their behavior makes them loveable and awakens in us the instinct to protect them. </text:p>
      <text:p text:style-name="P33">These qualities in young animals are manifestations of Allah's gentle artistry (gentle in this sense also includes the ideas of "lovable," "friendly," "tame" and <text:soft-page-break/>"docile"). As with everything else in the universe, these animals are submissive to Allah, as He reveals to us in the following verse: <text:s/></text:p>
      <text:p text:style-name="P48">…<text:span text:style-name="T45"> </text:span>when everything in the heavens and Earth, willingly or unwillingly, submits to Him and to Him you will be returned... (Surah Al ‘Imran: 83)</text:p>
      <text:p text:style-name="P48"/>
      <text:p text:style-name="P27">Intelligent Design, in other words Creation</text:p>
      <text:p text:style-name="P27">In order to create, Allah has no need to design </text:p>
      <text:p text:style-name="P33">It’s important that the word “design” be properly understood. That Allah has created a flawless design does not mean that He first made a plan and then followed it. Allah, the Lord of the Earth and the heavens, needs no “designs” in order to create. Allah is exalted above all such deficiencies. His planning and creation take place at the same instant. </text:p>
      <text:p text:style-name="P33">Whenever Allah wills a thing to come about, it is enough for Him just to say, "Be!"</text:p>
      <text:p text:style-name="P33">As we are told in the verses of the Qur’an:</text:p>
      <text:p text:style-name="P48">His command when He desires a thing is just to say to it, “Be!” and it is. (Surah Ya Sin: 82)</text:p>
      <text:p text:style-name="P48">[Allah is] the Originator of the heavens and Earth. When He decides on something, He just says to it, “Be!” and it is. (Surat al-Baqara: 117)</text:p>
      <text:p text:style-name="P48"/>
      <text:p text:style-name="P28"/>
      <text:p text:style-name="P28"/>
      <text:p text:style-name="P25">The Wondrous Beauty in Animals</text:p>
      <text:p text:style-name="P26"/>
      <text:p text:style-name="P33">Newborn kittens are blind and defenseless. They weigh about 100 grams, and their mother cat gets very little sleep as she looks after her tiny babies. She keeps her kittens close beside her so that they are always kept warm and so that she can nurse them when they are hungry. Although their eyes are closed for the first week, her kittens have no trouble finding the nipples where they can get life-giving milk—their mother's milk—exactly what they need in order to live and grow. It is rich in nutrients and contains some special chemical ingredients that protect the kitten from getting sick. </text:p>
      <text:p text:style-name="P33"><text:soft-page-break/>Nine days later, their eyes open, but the kittens are able to fend for themselves only after eight weeks. Until then, their mothers look after them with great care and carry them to secure places to play and to rest. </text:p>
      <text:p text:style-name="P33">The devotion of these unthinking and unreasoning creatures to their young should make every intelligent individual pause to consider. Their behavior can come only from the inspiration of Allah, the Ruler of all living things: </text:p>
      <text:p text:style-name="P48">There is no creature on the Earth which is not dependent upon Allah for its provision. He knows where it lives and where it dies. They are all in a Clear Book. (Surah Hud: 6)</text:p>
      <text:p text:style-name="P35"/>
      <text:p text:style-name="P36">Self-Sacrifice in Nature Proves <text:s text:c="4"/>Darwinism to be False</text:p>
      <text:p text:style-name="P33">The theory of evolution claims that the natural world is the scene of merciless competition, and the theory's supporters try to inculcate this idea into the minds of others. Actually, the erroneous belief that nature is simply an arena of struggle has been a part of the theory since evolution was first proposed. The mechanism of "natural selection" promulgated by Darwin, the theory's author, proposes that creatures strong enough to adapt to their natural environment are able to survive and reproduce, while those that are too weak die off. According to this idea of "natural selection," nature is a savage battleground where creatures contend with one another in merciless struggles for survival, and where the weak is killed by the strong. </text:p>
      <text:p text:style-name="P33">According to this idea, every creature must be strong enough to overcome others, if its species is to survive. In such an environment, there is no room for self-sacrifice, altruism, or cooperation because these could prove disadvantageous. Accordingly, every creature must be entirely selfish, concerned only for its own personal food, security, and well-being. </text:p>
      <text:p text:style-name="P33">But, is the natural world really an environment where creatures engage in pitiless combat with one another, where cruelly selfish individuals strive to outdo everyone else and destroy them?</text:p>
      <text:p text:style-name="P41"><text:span text:style-name="T28">No! The observations made in this regard do not agree with evolution. Nature is not merely the place of competition that evolutionists claim. On the contrary, many species offer countless instances of intelligent cooperation: One animal may sacrifice its own well-being to the point of risking death; yet another may put itself in danger for the sake of the flock or herd, with no possible promise of reward. In his book entitled </text:span><text:span text:style-name="T34">Evrim Kurami ve Bagnazlik</text:span><text:span text:style-name="T28"> (The Theory of Evolution and Bigotry) Dr. Cemal Yildirim, a professor and himself an evolutionist, explains why Darwin and other evolutionists of his time thought as they did: </text:span></text:p>
      <text:p text:style-name="P50"><text:span text:style-name="T27">Scientists of the nineteenth century were easily misled into adopting the thesis that nature is a battlefield, because more often than not, they were imprisoned in their studies or laboratories and generally didn't bother to acquaint themselves with nature directly. Not even a respectable scientist </text:span><text:soft-page-break/><text:span text:style-name="T27">like Huxley could exempt himself from this error.</text:span><text:span text:style-name="T33">1</text:span><text:span text:style-name="T27"> </text:span></text:p>
      <text:p text:style-name="P41"><text:span text:style-name="T28">In his book,</text:span><text:span text:style-name="T34"> Mutual Aid: A Factor in Evolution, </text:span><text:span text:style-name="T28">the evolutionist Peter Kropotkin writes about the support that animals give to one another, citing the error that Darwin and his followers fell into: </text:span></text:p>
      <text:p text:style-name="P41"><text:span text:style-name="T27">... the numberless followers of Darwin reduced the notion of struggle for existence to its narrowest limits. They came to conceive the animal world as a world of perpetual struggle among half-starved individuals, thirsting for one another's blood… In fact, if we take Huxley, who certainly is considered as one of the ablest exponents of the theory of evolution, were we not taught by him, in a paper on the "Struggle for Existence and its Bearing upon Man," that, "from the point of view of the moralist, the animal world is on about the same level as a gladiators' show. The creatures are fairly well treated, and set to, fight hereby the strongest, the swiftest, and the cunningest live to fight another day."… [I]t may be remarked at once that Huxley's view of nature had as little claim to be taken as a scientific deduction.</text:span><text:span text:style-name="T33">2</text:span><text:span text:style-name="T27"> </text:span></text:p>
      <text:p text:style-name="P41"><text:span text:style-name="T9">True; there is a struggle and conflict in the natural world. But along with this fact, there is also self-sacrifice, enough to prove that the idea of natural selection, so basic to the theory of evolution, is totally groundless. Natural selection does not add any new features to any given species, nor can it change existing features to create an entirely new species. These facts stop evolutionists in their </text:span><text:span text:style-name="T28">tracks; and their stalemate in this regard is discussed in the journal </text:span><text:span text:style-name="T34">Bilim ve Teknik</text:span><text:span text:style-name="T28"> (Science and Technology): </text:span></text:p>
      <text:p text:style-name="P50"><text:span text:style-name="T27">The question is, why do living beings help one another? According to Darwin's theory, every animal is fighting for its own survival and the continuation of its species. Helping other creatures would decrease its own probability of surviving, and therefore, evolution should have eliminated this type of behavior, whereas we observe that animals can indeed behave selflessly.</text:span><text:span text:style-name="T33">3</text:span></text:p>
      <text:p text:style-name="P42">These facts about the natural world completely invalidate evolutionists' claim that nature is an arena of self-interested struggle, where the individual who best protects his own interests comes out on top. With regard to these characteristics of living creatures, John Maynard Smith poses a question to his fellow evolutionists:</text:p>
      <text:p text:style-name="P50"><text:span text:style-name="T27">Here one of the key questions has to do with altruism: How is it that natural selection can favor patterns of behavior that apparently do not favor the survival of the individual?</text:span><text:span text:style-name="T33">4</text:span></text:p>
      <text:p text:style-name="P41"><text:span text:style-name="T9">John Maynard Smith is an evolutionist scientist and evolutionists cannot give an answer in the name of their theory to the question he has asked. (For examples of the extraordinary self-sacrifice and mutual assistance among creatures in the world of nature, see Harun Yahya's, </text:span><text:span text:style-name="T49">Devotion Among Animals Revealing the Work of Allah</text:span><text:span text:style-name="T9">, Global Publishing, Istanbul: 2004)</text:span></text:p>
      <text:p text:style-name="P39"/>
      <text:p text:style-name="P40">Evolution Cannot Explain Instinct</text:p>
      <text:p text:style-name="P33"><text:soft-page-break/>Another deception evolutionists resort to is pointing to the similarities between animal and human behavior. On this basis; they claim that human beings and animals are descended from a common ancestor and that similar behaviors have been passed down from that ancestor to subsequent generations. Some evolutionists, viewing aggressive behavior as a universally inherited impulse or instinct, maintain that we humans have not yet found a way to suppress it in our daily lives. This intentionally deceptive claim rests on no other foundation besides evolutionists' imagination. We must be careful to point out that actually, the impulse or instinct supposed to reside in both human beings and animals brings the theory of evolution to an impasse and is enough to demonstrate its invalidity. </text:p>
      <text:p text:style-name="P33">Evolutionist scientists use the word instinct to describe certain behavior patterns that animals are born with, but they leave unanswered the questions of how creatures came to possess this instinct, how the first instinctual behavior patterns came about, and by what mechanism they are passed on from one generation to another.</text:p>
      <text:p text:style-name="P41"><text:span text:style-name="T28">In his book, </text:span><text:span text:style-name="T34">The Great Evolution Mystery</text:span><text:span text:style-name="T28">, the evolutionist and geneticist Gordon Rattray Taylor admits that with regard to instinct, there is an impasse in the theory:</text:span></text:p>
      <text:p text:style-name="P50"><text:span text:style-name="T27">If in fact behaviour is heritable, what are the units of behaviour which are passed on-for presumably there </text:span><text:span text:style-name="T35">are</text:span><text:span text:style-name="T27"> units? No one has suggested an answer.</text:span><text:span text:style-name="T33">5</text:span></text:p>
      <text:p text:style-name="P41"><text:span text:style-name="T9">Unlike Taylor, many evolutionists cannot make this admission, remain silent on the question, and try to gloss over it, offering an</text:span><text:span text:style-name="T28">swers that make no real sense. Actually, Charles Darwin himself realized that animals' instinctive behavior posed a serious danger to his theory. In his book, </text:span><text:span text:style-name="T34">The Origin of the Species</text:span><text:span text:style-name="T28">, he actually admitted as much—several times. Here is one such:</text:span></text:p>
      <text:p text:style-name="P50"><text:span text:style-name="T27">So wonderful an instinct as that of the hive-bee making its cells will probably have occurred to many readers, as a difficulty sufficient to overthrow my whole theory.</text:span><text:span text:style-name="T33">6</text:span></text:p>
      <text:p text:style-name="P41"><text:span text:style-name="T9">Darwinists commit another error by claiming that their supposed instinctual impulses have been passed down to us from preceding generations. From the scientific point of view, this "Lamarckian" way of thinking was proved to be false a century ago. So even evolutionist scientists themselves admit that instinctual impulses could not have evolved over generations! Gordon R. Taylor labels "pathetic" the claim that behavior patters are </text:span><text:span text:style-name="T28">inherited</text:span><text:span text:style-name="T9"> by subsequent generations:</text:span></text:p>
      <text:p text:style-name="P50"><text:span text:style-name="T27">Biologists assume freely that such inheritance of specific behaviour patterns is possible, and indeed that it regularly occurs. Thus Dobzhansky roundly asserts: "All bodily structures and functions, without exception, are products of heredity realized in some sequence of environments. So are all forms of behaviour, without exception." This simply isn't true and it is lamentable that a man of Dobzhansky's standing should dogmatically assert it.</text:span><text:span text:style-name="T33">7</text:span></text:p>
      <text:p text:style-name="P5">Your Lord revealed to the bees: "Build dwellings in the mountains and the trees, and also in the structures which men erect. Then eat <text:soft-page-break/>from every kind of fruit and travel the paths of your Lord, which have been made easy for you to follow." From inside them comes a drink of varying colors, containing healing for mankind. There is certainly a Sign in that for people who reflect. (Surat an-Nahl: 68-69)</text:p>
      <text:p text:style-name="P33">In Surat an-Nahl in the Qur'an, Allah gives the example of the honeybee to demonstrate the extraordinary secrets in the behavior of living creatures. Not only honeybees, but all living things behave according to Allah's inspiration. It is He Who inspires acts of self-sacrifice in living creatures and gives them their wonderful abilities.</text:p>
      <text:p text:style-name="P8">Lions are among of the strongest predators in the African continent. They can be very savage towards their enemies and their prey, but very tender towards their own young. When baby lions are born, they are very small. They begin to eat meat at the age of three months, but the mother and other female lions in the pride continue to suckle them until they are six months old. </text:p>
      <text:p text:style-name="P9">Lions, leopards and other big cats carry their young by the scruff of their neck, and while they are being carried, their babies stay completely still, allowing their mothers to carry them safely.</text:p>
      <text:p text:style-name="P64">The care and tenderness that lions show for their young is only one of the proofs that invalidates the claims of evolutionists. They claim that in the natural world only the strong survive; the weak are eliminated and die off. The world of nature, they claim, is dominated by self-interest and a savage struggle for survival. Of course, creatures in their natural habitats hunt to provide themselves with food, and sometimes may even attack to defend themselves and ensure their security. But apart from this, the majority of animals in nature performs remarkable acts of self-sacrifice for their young, their families, and even for other members of their group, placing their own lives in danger. </text:p>
      <text:p text:style-name="P33">Almighty Allah, the Creator of all things, teaches these creatures to be tender and compassionate towards their young, to protect other members of their herds or flocks, and to care for them.</text:p>
      <text:p text:style-name="P33">By means of all the special attributes that He has created in living creatures, Allah shows us His eternal power and dominion over all living things.</text:p>
      <text:p text:style-name="P41"><text:span text:style-name="T28">When their young are in danger, mother animals behave differently than usual. Deer, for example, are usually timid and excitable creatures, but don't hesitate to use their sharp, cutting hooves against any fox or coyote that threatens their young. If they understand that they cannot repel an enemy threatening their fawns, they immediately throw themselves into the attacker's path, to divert the enemy away from their young.</text:span><text:span text:style-name="T33">9</text:span></text:p>
      <text:p text:style-name="P33">Why do these animals put their own lives in danger to protect their young? As stated earlier, proponents of evolutionary theory assert that the world of nature is a battlefield, where creatures are in a constant struggle with one another in which the strong dominate and the weak are killed or die off. But this claim is very erroneous: As is the case with deer, many creatures are willing to risk their lives to protect their young, which fact by itself shows clearly how unreasonable the claims of evolutionists are. </text:p>
      <text:p text:style-name="P33"><text:soft-page-break/>With His supreme power, Allah has created gazelles, antelopes, elephants, birds and every other living thing. He is Lord of everything on Earth and in heaven.</text:p>
      <text:p text:style-name="P33">For a few days after giving birth, a mother giraffe licks and sniffs at her baby. In this way, she both cleans it and learns its scent, which will later allow mother and baby to find each other in a large herd. If the young giraffe is in any kind of difficulty, it makes various vocalizations to attract the mother's attention. She immediately recognizes her baby's voice and runs to its assistance.</text:p>
      <text:p text:style-name="P33">A mother giraffe never lets her young leave her side. If they are attacked, she pushes the baby under her body and strikes out at the enemy, hard, with her two front legs.</text:p>
      <text:p text:style-name="P41"><text:span text:style-name="T28">Giraffes live in small herds and look after their young together, and adults take turns caring for the young. Because of this cooperative system of "babysitting," other mother giraffes can leave their babies and go kilometers away in search of food.</text:span><text:span text:style-name="T33">10</text:span></text:p>
      <text:p text:style-name="P33">All the beautiful creatures in the natural world show us the majesty of Allah. And we must always be mindful of His existence and thank Him for all the blessings He has given us. </text:p>
      <text:p text:style-name="P33">In the Qur'an, Allah has told us that we must be thankful to Him for everything:</text:p>
      <text:p text:style-name="P7"><text:span text:style-name="T54">Allah brought you out of your mothers' wombs knowing </text:span><text:span text:style-name="T56">nothing</text:span><text:span text:style-name="T54"> at all, and gave you hearing, sight and hearts so that perhaps you would show thanks. (Surat an-Nahl: 78)</text:span></text:p>
      <text:p text:style-name="P33">One factor that helps ducks swim so well is their webbed feet. When they push their feet out behind them, the webs spread out to give them more surface area to propel them. Baby ducklings have this ability from the moment of their birth. Allah, with His unlimited knowledge, has created ducks with everything they need to survive.</text:p>
      <text:p text:style-name="P33">The feathers of a female duck are less colorful than those of the male. This difference in color is an important advantage for the females, who must sit on her eggs in the nest; their lack of bright color makes them less visible to predators as they wait for their eggs to hatch. They blend with their environment, and because of this camouflage it is harder for their enemies to notice them. </text:p>
      <text:p text:style-name="P33">On the other hand, a male duck uses his brightly colored feathers to protect his females, diverting the attention of enemies while she is building the nest or sitting on it.</text:p>
      <text:p text:style-name="P33">If trouble approaches the nest, the male immediately takes flight, making a lot of noise; doing everything he can to lead the enemy away from the nest. These acts of self-sacrifice, vitally important for baby ducklings' survival, sometimes end with the death of a parent and provide yet another example of Allah's creative artistry.</text:p>
      <text:p text:style-name="P33">One of the most noticeable characteristics of elephants is their attachment <text:soft-page-break/>to one another. Acts of self-sacrifice and assistance occur not only among families but throughout the entire herd. For example, when hunters shoot at members of the herd, the other elephants do not flee but hurry toward those in danger. </text:p>
      <text:p text:style-name="P41"><text:span text:style-name="T28">The young elephants are the reason behind this tightly knit cohesion of the whole group.</text:span><text:span text:style-name="T33">11</text:span><text:span text:style-name="T28"> A newborn elephant receives great love and tenderness from adults in the herd. If a mother elephant dies, another lactating elephant will continue to suckle it.</text:span><text:span text:style-name="T33">12</text:span></text:p>
      <text:p text:style-name="P41"><text:span text:style-name="T28">For the first six months, a mother will follow her baby elephant wherever it goes. Each makes sounds that keep them continually in touch with each other. If the baby makes the indication that it's in any danger, all members of the herd come together to investigate the situation—a tactic that is quite good at dissuading enemies.</text:span><text:span text:style-name="T33">13</text:span></text:p>
      <text:p text:style-name="P33">This raises some questions: Why is it that all elephants act in concert on behalf of their young? How can they determine their needs? How do elephants and other animals understand one another since before they are born?</text:p>
      <text:p text:style-name="P33">None of these creatures can manage these accomplishments through their own intelligence and willpower. The fact that elephants in every part of the world assist one another in these ways is an indication that a single Creator created them all; and that Creator is Allah with His limitless power. The amazing acts of self-sacrifice among animals form one of the wonders of His creation. In the Qur'an, Allah says: </text:p>
      <text:p text:style-name="P6">The kingdom of the heavens and Earth belongs to Allah. Allah has power over all things. (Surah Al ‘Imran: 189)</text:p>
      <text:p text:style-name="P33">A mother zebra will risk her life to save her baby. If an enemy attacks, she uses her body as a shield between her foal and the attacker. Although she can run much faster, she runs much more slowly so that, if a predator animal catches up with them, she will be killed and not her baby. As a result of one of these dangerous encounters, the mother zebra may expose herself to death and even lose her life to protect her baby—behavior that cannot be explained by the imaginary theory of evolution.</text:p>
      <text:p text:style-name="P33">All animals in the natural world are engaged in a struggle. They hunt to survive and may attack when they have to defend themselves. Evolutionists take only these characteristics into account, disregarding the acts of self-sacrifice that animals employ to protect their young. In addition, behavioral patterns of cooperation, support and concern for the welfare of other creatures are frequently encountered in the animal world.</text:p>
      <text:p text:style-name="P33">Because the theory of evolution regards the natural world as a battlefield, it can't explain the instances of self-sacrifice that occur there. The way animals live in the natural world clearly invalidates the basic claim of this theory. It cannot explain why a zebra that had run away to safety from its enemies returns at the risk of its own life and rescues other zebras surrounded by those enemies.</text:p>
      <text:p text:style-name="P33">The self-sacrificial and cooperative behavior exhibited by animals is clear proof of the fact that the theory of evolution is untenable. Allah is the Supreme <text:soft-page-break/>Creator Who has made the universe and every creature acts by His inspiration: </text:p>
      <text:p text:style-name="P6">Allah created every animal from water. Some of them go on their bellies, some of them on two legs, and some on four. Allah creates whatever He wills. Allah has power over all things. (Surat an-Nur: 45)</text:p>
      <text:p text:style-name="P32">It is unthinkable that acts of self-sacrifice by living creatures could result from millions of years of evolution. The intelligent behavior exhibited by animals is not a strategy they have developed over time, nor a solution produced by chance. We can't possibly expect intelligent, self-sacrificial behavior from a creature that is supposedly the product of natural selection, struggling to prolong its own lifespan in a savage world. The evident foresight and planning that animals display destroys Darwinism's basic assumption, that every creature is engaged in a self-centered battle for its own individual survival.</text:p>
      <text:p text:style-name="P32">Creation is the only way to explain all of these animals' special characteristics. The instances of mutual support and intelligent strategy in every species clearly demonstrate Allah's dominion over living creatures. All the abilities they possess, as well as their intelligent behavior, are taught to them by Allah, the Creator of all, Who teaches them and shows them how to use their abilities. In His endless compassion and mercy, He protects and looks after all His creatures.</text:p>
      <text:p text:style-name="P33">In the middle of winter when brown bears are hibernating, their cubs are born blind and naked, without fur. They are the size of a chipmunk and have only enough strength to climb to the teats where they can find their milk. The female's milk is rich in calories and fat, and during the winter the cubs grow quickly. When their mother awakens up in the spring, the cubs are strong enough to follow her out of the den.</text:p>
      <text:p text:style-name="P41"><text:span text:style-name="T28">The cubs are very active and once outside, quite vulnerable. For a year they stay with their mother, who protects them from every danger while they learn how to look after themselves. Because they are fed constantly for a certain length of time, they grow quickly. Always playing games, they try to climb on top of their mother and wrestle with each other. Like other animal parents, mother bears can be very ferocious towards intruders who may want to harm their cubs. For three years, the mother bear looks after and protects her cubs constantly.</text:span><text:span text:style-name="T33">14</text:span></text:p>
      <text:p text:style-name="P41"><text:span text:style-name="T28">In the regions where seals live, spring temperatures seldom reach -5</text:span><text:span text:style-name="T29">˚</text:span><text:span text:style-name="T28"> C (23</text:span><text:span text:style-name="T29">˚</text:span><text:span text:style-name="T28"> F). But seals do not mind the cold, because their fur and stored body fat keeps them warm. Seals live in large herds, so how can a mother seal recognize her own cub in such a crowded environment? As do many other animals, she smells and fondles her baby after giving birth. <text:s/>Coming to recognize its scent, she never confuses it with other babies. </text:span></text:p>
      <text:p text:style-name="P41"><text:span text:style-name="T28">Baby seals are completely helpless and unable to protect themselves, but their mothers supply their every need. They are born covered with a layer of baby fat that insulates their tiny bodies and helps keep them always warm. The young of very few mammals grow as rapidly as baby seals do. Within three weeks, their weight increases three or four times! This is because seals' milk is twelve times fattier than cows' milk, with four times as much protein. This lets the babies grow very fast, and much of their mother's fatty milk is immediately </text:span><text:soft-page-break/><text:span text:style-name="T28">transformed into a protective layer of fat in their bodies.</text:span><text:span text:style-name="T33">15</text:span></text:p>
      <text:p text:style-name="P33">Allah has created every creature in the best way, supplying its daily food and looking after all its needs: </text:p>
      <text:p text:style-name="P6">How many creatures do not carry their provision with them! Allah provides for them and He will for you. He is the All-Hearing, the All-Knowing. (Surat al-‘Ankabut: 60)</text:p>
      <text:p text:style-name="P41"><text:span text:style-name="T28">Beneath the skin of polar bears, a layer of fat 11 centimeters (4.3 inches) thick serves as insulation. This lets them swim continuously for 100 kilometers (62 miles) in icy water at a speed of 10 kmph (6.2 mph). Polar bears are also equipped with a very acute sense of smell; able to smell carrion—a dead whale, for example—from as far as 32 kilometers (20 miles) away, and can sniff out seal dens covered with snow.</text:span><text:span text:style-name="T33">16</text:span><text:span text:style-name="T28"> </text:span></text:p>
      <text:p text:style-name="P33">Polar bear babies are usually born in the middle of winter, very small, furless and blind. They need a den to live in order to survive the subzero winter cold. But female polar bears make dens only when they are pregnant or have babies. Under banks of snow, they make their dens—round spaces about half a meter (1.6 feet) in diameter which they enter through a tunnel two meters long (6.5 feet). <text:s/></text:p>
      <text:p text:style-name="P41"><text:span text:style-name="T28">Usually polar bears make more than one room in their dens, and typically place them at a level higher than the den's entrance. In this way, the warm air in the rooms, which naturally rises, is prevented from escaping through the entrance—because at the entrance to their dens, the bears always leave a channel open wide enough for air to pass through it.</text:span><text:span text:style-name="T33">17</text:span><text:span text:style-name="T28"> A mother polar bear constructs the roof of her shelter to be from 75 centimeters (2.5 feet) to 2 meters (6.6 feet) thick. Because of this special construction design, heat is retained.</text:span><text:span text:style-name="T33">18</text:span></text:p>
      <text:p text:style-name="P41"><text:span text:style-name="T28">A researcher once put a heat-sensing device in the roof of a den, with some very interesting results. When the temperature outside fell to as much as -30</text:span><text:span text:style-name="T29">˚</text:span><text:span text:style-name="T28"> C (-22</text:span><text:span text:style-name="T29">˚</text:span><text:span text:style-name="T28"> F), the air in the den never went below 2 or 3</text:span><text:span text:style-name="T29">˚</text:span><text:span text:style-name="T28"> C (36-37</text:span><text:span text:style-name="T29">˚</text:span><text:span text:style-name="T28"> F).</text:span></text:p>
      <text:p text:style-name="P41"><text:span text:style-name="T28">Of course, it's impossible that a polar bear could plan such a den on its own, much less ensure that it maintained the proper temperature. It is Allah, with His limitless knowledge and eternal power, Who teaches polar bears to do these things. In the Qur'an, He tells us about His sovereignty over living creatures: <text:s/></text:span></text:p>
      <text:p text:style-name="P6">Everyone in the heavens and Earth belongs to Him. All are submissive to Him. (Surat ar-Rum: 26)</text:p>
      <text:p text:style-name="P33">Shortly after mother penguins lay their eggs, winter comes. The females leave their nests to the male penguins and go back to the sea in search of food. In order to keep her egg from freezing, the father penguin carries it on the tops of his feet. His thick feathers will protect the egg from the cold. </text:p>
      <text:p text:style-name="P33">This is a very difficult period for male penguins, since they must remain in the exact same place and cannot forage for food.</text:p>
      <text:p text:style-name="P33">Tiny baby penguins are born in the spring. They have not yet developed the layer of fat that will protect them from the cold, so they remain on the top of <text:soft-page-break/>their fathers' feet. Their first food is the gruel that their fathers have stored in their craw. Although the father penguin has not eaten in three months, he performs a great act of self-sacrifice by not swallowing the food stored in his craw, but keeps it for his offspring. </text:p>
      <text:p text:style-name="P41"><text:span text:style-name="T28">At exactly this time, the mother penguins return from the sea. They have not been idle for those three months, but have been hunting continually and bring back a store of food in their craws for their babies after they hatch. And as soon as they return and feed their young, they return to the sea again—this time, to hunt for the fathers who have been without nourishment for four months now.</text:span><text:span text:style-name="T52">19</text:span></text:p>
      <text:p text:style-name="P42">Why a penguin would remain without food for four months and endure the cold for four months for the sake of its young? <text:s/>Proponents of the theory of evolution cannot explain it. Who inspires all penguins to perform such great acts of self-sacrifice? Who makes the males shelter their young on their feet for four months? To these questions, there is only one answer: Allah <text:s/>has created penguins. He has taught them all to perform these extraordinary acts of self-sacrifice in order to perpetuate their species. </text:p>
      <text:p text:style-name="P42">The females of the musk ox, which lives in Alaska, northern Canada and Greenland, give birth to their young in May. Within one hour after its birth, baby musk oxen can stand up and follow their mothers around. </text:p>
      <text:p text:style-name="P41"><text:span text:style-name="T9">When they encounter an enemy, musk oxen face the aggressor, form a circle and push the young inside it. Each adult musk ox weighs between 350 and 400 kilograms (772 and 882 pounds), and by standing shoulder to shoulder, they form a veritable shield between their babies and any enemy. Every individual making up the circle will attack the enemy and return again to the circle so that it is not broken and the young remain protected. Evolutionists, who claim that nature is rife with cruelty and aggression, cannot explain this self-sacrificial behavior of musk oxen. There is only one explanation for this self-sacrifice: Allah, the Lord of all, in His supreme power has inspired in every creature these acts of self-sacrifice and extraordinary ways of protecting its young.</text:span><text:span text:style-name="T52">20</text:span></text:p>
      <text:p text:style-name="P41"><text:span text:style-name="T8">All mammal babies spend a period of time in their mother's womb, and when they come into the world, not all are fully developed. A newborn kangaroo is no bigger than a bean, and its legs have only just begun to develop. When first born, baby kangaroos are blind. For this reason, the mother kangaroo's furry pouch is a very important place of security for the babies. This pouch expands as the baby grows and there are special muscles at its entrance that prevents the babies from falling out. When the mother goes into the water, these muscles prevent it from entering the pouch.</text:span><text:span text:style-name="T52">21</text:span></text:p>
      <text:p text:style-name="P42">The kangaroo's milk is exactly what her baby needs. Over time, as the baby grows, the proportion of fat and other nutrients in the composition of the milk changes. </text:p>
      <text:p text:style-name="P41"><text:span text:style-name="T9">When the first baby is born and begins to nurse a second baby kangaroo is born immediately afterwards, and it too receives precisely the kind of milk that it can digest most easily. Then when her third baby is born, the mother begins producing three different kinds of milk, each with different nutrients! Each baby can easily locate the milk especially prepared for it; there is no confusion. Clearly this feeding system is the result of a special creation. No mother kangaroo could </text:span><text:soft-page-break/><text:span text:style-name="T9">possibly organize this system consciously.</text:span><text:span text:style-name="T52">22</text:span></text:p>
      <text:p text:style-name="P42">How is it that these three different kinds of milk are delivered through three different ducts? How can an animal unknowingly calculate the compositions of the milk needed by its three different-sized babies? Even if it could, how could it produce it in its own body? <text:s/></text:p>
      <text:p text:style-name="P42">Certainly, no kangaroo can perform any of this on its own; she does not even realize that her body produces three different kinds of milk. This extraordinary production is due to the wonder in Allah's creation of the kangaroos: <text:s/></text:p>
      <text:p text:style-name="P49">…<text:span text:style-name="T45"> </text:span>No female becomes pregnant or gives birth except with His knowledge. And no living thing lives long or has its life cut short without that being in a Book. That is easy for Allah. (Surah Fatir: 11)</text:p>
      <text:p text:style-name="P42">When baby raccoons are six months old, they leave their tree nests with their mother in search of food. Following the instructions their mothers give them, gradually they become skilled at hunting. Inspired by Allah, mother raccoons always look after their babies and protect them. Like all other animals, raccoons are under Allah's protection. </text:p>
      <text:p text:style-name="P42">Even though baby deer can stand up right after they are born, they are essentially helpless and cannot walk until later. So meanwhile, how are they protected from their enemies?</text:p>
      <text:p text:style-name="P41"><text:span text:style-name="T9">Until it can run as fast as its mother, a baby deer's best protection is to hide. Because of the dead-leaf color of its fur and the spotted designs it is virtually invisible in its underbrush environment. The mother deer hides its baby in the forest where the white spots on the baby's reddish brown fur blend with dappled sunlight. When its mother is away foraging, the baby lies down and waits, motionless. Usually the mother deer is always somewhere nearby but, to avoid drawing attention to her baby, she rarely approaches it closely except for short visits.</text:span><text:span text:style-name="T52">23</text:span></text:p>
      <text:p text:style-name="P42">How does the baby deer know that it must hide to protect itself? How does it know that the spots of its fur will blend with the overhanging vegetation and that enemies will not perceive it if it stays completely still? </text:p>
      <text:p text:style-name="P42">Surely, the baby cannot know these things by itself. These features and behavior are inspired in it by Almighty Allah, Who knows all creatures' needs and protects them: </text:p>
      <text:p text:style-name="P49">Everything in the heavens and everything in the Earth belongs to Him. He is the Most High, the Magnificent. (Surat ash-Shura: 4)</text:p>
      <text:p text:style-name="P42">Shortly after birth, baby mountain goats must move on and follow their mothers, or they will remain unprotected. Allah has created every creature with perfection and has given it all the special characteristics it may require.</text:p>
      <text:p text:style-name="P41"><text:span text:style-name="T9">When baby mountain goats are born, they can hear and see. Their hair has already grown long enough to protect them against the cold, and they start to climb steep slopes with their mothers soon after they are born.</text:span><text:span text:style-name="T52">24</text:span></text:p>
      <text:p text:style-name="P42"><text:soft-page-break/>Wolves are thought of as one of the most savage animals in the natural world, yet both parents look after their babies together. A basic wolf pack comprises an alpha male, a female, newborn cubs and sometimes one or two young wolves. Females in the pack assist each other. Sometimes, one will stay in the den all night to look after the pups, which allows their mothers to go hunting. </text:p>
      <text:p text:style-name="P42">This mutual assistance among wolves shows the self-sacrifice of which animals are capable and gives the lie to evolutionists who claim that animals are merely selfish. </text:p>
      <text:p text:style-name="P42">A hummingbird's nest is about half the size of a golf ball, but one of its most striking features is that as the babies grow, the nest expands automatically. This is because the parent hummers weave together tree bark, moss and plant stems with very strong, pliable spiders' webs. How can these tiny birds know to choose such an ideally useful material for the construction of their nests? Like every creature on Earth, hummingbirds act by Allah's inspiration and, with this intelligence and foresight given by Allah, are able to make their babies comfortable. </text:p>
      <text:p text:style-name="P42">When most baby birds hatch, they are blind and lack feathers. Mother birds must attend to their fledglings' every need. Even after they leave the nest, their mothers typically follow them to make sure that they can fend for themselves. Our Lord protects and looks after all His creatures; it is He Who inspires the hummingbird with intelligent forethought to build nests that can stretch and expand; and gives other species a sense of responsibility toward its young.</text:p>
      <text:p text:style-name="P41"><text:span text:style-name="T9">Ocean terns build their nests in communal groups on islands surrounded by water, but even so, these nests are not completely safe. They can be easily reached by the winged thieves. Building their nests beside those of their neighbors affords the terns protection from danger from above. Staying apart from everyone else lets a predator focus all its attention on you, but being immersed in a group means that you have less probability of being singled out for attack. Besides, neighboring birds can assist in driving away an attacker. Birds arrange their nesting colonies as if they knew this. Allah looks after and protects every living creature.</text:span><text:span text:style-name="T52">25</text:span></text:p>
      <text:p text:style-name="P42">The albatross has the widest wingspan of all birds, reaching 3.5 meters (11.5 feet). These birds take characteristically great care in building nests to protect their eggs and their young. During the mating season, they gather together in colonies—but weeks before the females come, the males arrive to repair already-existing nests. </text:p>
      <text:p text:style-name="P42">Albatrosses sit on the eggs in their well-prepared nests for 50 days without moving. Like some other species of animals, albatrosses perform great acts of self-sacrifice on behalf of their offspring. Allah teaches these animals to think about the welfare of their young, to feed and protect them. It is He Who looks after and protects every living creature. </text:p>
      <text:p text:style-name="P42">The food and water an embryonic chick needs to develop is present in the egg, whose yoke contains protein, fat, vitamins and minerals. The gelatinous white serves to store a constant supply of water. Besides this, the chick needs to take in oxygen and expel carbon dioxide; they also need a source of heat, calcium to develop its bones, and a system to prevent bacterial infection and to <text:soft-page-break/>protect against physical trauma. The eggshell serves all these purposes. </text:p>
      <text:p text:style-name="P42">The chick absorbs oxygen and releases carbon dioxide through a layer filled with capillaries on the inner surface of the shell membrane. It does not use its lungs to breathe as adult birds do, but exchanges air through small pores in the shell. </text:p>
      <text:p text:style-name="P42">But that eggshell nevertheless needs to be strong enough to ensure the proper functioning of gasses, water and heat within it. It needs to be resistant enough to protect the embryo from external trauma and from the weight of the mother as she sits on the nest. But the egg does all these things perfectly. Allah, Who holds everything in heaven and Earth in His control, gives us such examples to make us aware of His flawless creation. </text:p>
      <text:p text:style-name="P42">Ducks, like all water birds, have hollow bones—one reason why they are able to float on the water. Ducks also have air sacks in their bodies that resemble little balloons. When they fill with air, they help them float on the water. </text:p>
      <text:p text:style-name="P42">When a duck wants to dive, it pumps the air out of the sacks. With very little air left in its body, its buoyancy is decreased and it can easily go under the water.</text:p>
      <text:p text:style-name="P41"><text:span text:style-name="T9">Ducks can fly at speeds of more than 50 kilometers (31 miles) an hour. In addition, often they change their direction when flying to avoid falling prey to wild animals. When they want to dive beneath the water, they do it so quickly that they make very difficult targets for hunters.</text:span><text:span text:style-name="T52">26</text:span></text:p>
      <text:p text:style-name="P42">The babies of diving birds like grebes travel on their mothers' backs when they are swimming on the water's surface. In order to keep them from falling off, the mother spreads her wings out slightly and feeds them by stretching her head back and to one side. When the young are first hatched, the mother and father make them eat feathers they have collected from the water's surface or plucked from their own bodies. Every baby swallows quite a lot of feathers, which are difficult for them to digest, but are not really intended as food. </text:p>
      <text:p text:style-name="P42">Rather than being digested, these feathers collect in the babies' stomach—for a very important reason. Later on, fish bones and other indigestible bits of food will collect there, and so the feathers prevent injury to the babies' delicate stomachs and digestive systems.</text:p>
      <text:p text:style-name="P41"><text:span text:style-name="T9">This habit of eating feathers will stay with the birds for their whole lives—a very important precaution to ensure that these fish-eating birds survive.</text:span><text:span text:style-name="T52">27</text:span></text:p>
      <text:p text:style-name="P42">The characteristics of water birds, and of every creature in the natural world, prove the existence of a Creator. That almighty and eternally powerful Creator is Allah. Every creature behaves in the way that Allah has determined.</text:p>
      <text:p text:style-name="P43">The noted biologist, Prof. Jeffrey P. Schloss, writes about the contradiction between Darwinism and animals' self-sacrificial behavior: </text:p>
      <text:p text:style-name="P7"><text:span text:style-name="T80">Because natural selection by definition eliminates traits that reduce reproductive success relative to others, any trait that entails a reduction in fitness while increasing the fitness of others (i.e., "biological sacrifice") will </text:span><text:soft-page-break/><text:span text:style-name="T80">be eliminated from populations. Biological altruism, defined as genetically "self-destructive behaviour performed for the benefit of others," is incompatible with Darwinism.</text:span><text:span text:style-name="T73">28</text:span></text:p>
      <text:p text:style-name="P42">Within hours of their birth, baby cranes can walk well enough, to leave their nest and begin to follow their parents around. Parents and babies use a special sound to communicate with one another. The parents make a soft murmur, but when in danger or trouble, the babies make a more high-pitched sound to which the parents immediately respond. </text:p>
      <text:p text:style-name="P42">In the mating season, both parents stay on the ground to guard the spot where they will build their nest. After the female lays her eggs, both parents take turns sitting on the nest throughout the day. But toward the end of the incubation period, this alteration becomes more frequent. In this way, both birds are free to move about and feed themselves. </text:p>
      <text:p text:style-name="P42">The time the eggs hatch corresponds to the time when the insects appear that will be food for the babies. This timing is vitally important for cranes, since they have to migrate before winter comes—and before that time, the young have to grow, develop and gain strength. </text:p>
      <text:p text:style-name="P42">These and all other similar features in the life of a crane are the work of Allah, the All-Powerful Creator.</text:p>
      <text:p text:style-name="P42">When baby swans are born, they are brown or cream-colored and very ugly. They emerge from their eggs with short necks and covered with thick down, and they can run and swim within a few hours. The mother and father swans look after them for a few months until they finally turn into magnificent adults. </text:p>
      <text:p text:style-name="P41"><text:span text:style-name="T9">In order to keep their eggs warm as they develop, Trumpeter swans sit on them. They only get up from time to time to turn the eggs over. In this way, the heat is distributed equally. Surely, it is Allah Who inspires in swans the kind of care their eggs will need.</text:span><text:span text:style-name="T52">29</text:span></text:p>
      <text:p text:style-name="P42">Gannets spend most of their time in the sea and form colonies on the rocks or on islands, where they lay their eggs. Gannets living in the northern hemisphere lay one egg, and those in the southern hemisphere lay two. Left alone by their parents when they are only three months old, the young go out to forage for food. Most often, they start to fly as soon as they leave the nest. </text:p>
      <text:p text:style-name="P42">Young storks in the forests of Thailand have a very original way of being protected from the heat. The mother and father bring water in their bills and empty it on the babies whose feathers have not yet grown. This cold shower makes the babies comfortable for a while, but it is not enough. They also need shade. </text:p>
      <text:p text:style-name="P42">Again this need is met by the parents' self-sacrifice. They spread open their wings to protect their young against the strong rays of the sun. </text:p>
      <text:p text:style-name="P42">Storks are among the best parents in the world, considering the care, attachment and self-sacrifice that they show towards their young. When we look at the natural world, we always encounter the same fact: Allah has created every living thing. Each creature, with its wonderful characteristics, is a proof of the <text:soft-page-break/>reality of creation. Allah is the Lord of all the wonders of creation in heaven, on Earth and in between. Thinking people should consider Allah's creation and praise Him for it. <text:s/></text:p>
      <text:p text:style-name="P42">For living creatures, Africa's heat can sometimes be fatal. For this reason, many animals look for shady places where they can protect themselves from the direct sun. The ostrich of South Africa thinks about her eggs and her chicks more than herself when she protects them from the heat. She stands over them and often opens her wings so that the sun's heat will not strike her eggs or hatchlings. But in doing this, this creature subjects her own body to the sun's rays. The reason for this behavior, as with other creatures, is because ostriches act by Allah's inspiration. The ostrich is just another creature into which Allah has inspired a sense of tenderness and protectiveness:</text:p>
      <text:p text:style-name="P49">…<text:span text:style-name="T45"> </text:span>Everything in the heavens and Earth, willingly or unwillingly, submits to Him and to Him you will be returned. (Surah Al ‘Imran: 83)</text:p>
      <text:p text:style-name="P42">Dolphins protect their young from the moment they are born. Immediately before giving birth, the mother dolphin begins to move more slowly and other female dolphins, seeing this, assist her when she is in labor. These helpers swim on either side of the mother dolphin to protect her and, when the baby is born, make sure that it gets up to the water's surface to take its first breath. </text:p>
      <text:p text:style-name="P41"><text:span text:style-name="T9">For the first two weeks, the baby never leaves the mother's side. Within a short time after its birth the baby learns to swim and gradually ventures farther and farther away from its mother. The new mother cannot keep up with her baby's swift, rapid movements; and so cannot give it sufficient protection. In this situation, the helper female dolphins come on the scene to provide the baby with excellent defense.</text:span><text:span text:style-name="T52">30</text:span></text:p>
      <text:p text:style-name="P42">Creatures caring for one another's welfare is a clear challenge to Darwinists, who believe that this kind of behavior—that is, one creature assisting another—is of no use for an individual animal's survival. On the contrary, they believe that such acts can put a "selfless" animal's life at risk. </text:p>
      <text:p text:style-name="P41"><text:span text:style-name="T9">The self-sacrificial behavior of mother dolphins can be seen when they put half of their own food, already digested, into the mouths of their babies. Another example of such behavior is dolphins helping one of their number when it is injured. Instead of fleeing, they exhibit behavior that poses considerable risk to their own lives.</text:span><text:span text:style-name="T52">31</text:span></text:p>
      <text:p text:style-name="P41"><text:span text:style-name="T9">Dolphins act in concert to protect their young from sharks. One or two dolphins will swim out to attract the shark's attention. When the shark turns to follow this decoy, other dolphins attack strongly from other directions; one advances swiftly from behind the others striking the shark's side with their noses. Typically the shark gives up, but dolphins have sometimes even killed sharks in this way.</text:span><text:span text:style-name="T52">32</text:span></text:p>
      <text:p text:style-name="P41"><text:span text:style-name="T9">Seahorses live on warm ocean reefs where they can hide among the seaweed, coral and sponges. Their thick, hard skin serves as armor against their enemies; they have eyes that can look in several directions at once which help them catch their prey. The male seahorse has a pouch similar to that of the </text:span><text:soft-page-break/><text:span text:style-name="T9">female kangaroo. At mating time, the female seahorse deposits many eggs in this pouch where they remain for six weeks. The male seahorse feeds the eggs in his pouch with a fluid until they develop into miniature seahorses, and he provides oxygen for them by means of capillaries in the inner tissues of the incubation pouch.</text:span><text:span text:style-name="T52">33</text:span></text:p>
      <text:p text:style-name="P42">When their mating season comes, sea turtles crawl onto the beach in numbers. But it is not just any beach they come to; it is the beach where they were born. Sometimes they have to travel 800 kilometers (498 miles) to reach their birthplace. At the end of their journey, they lay their eggs and bury them under the sand. So, why do they always gather at the same beach at the same time? If they did so at a different time and on a different beach, would their young survive? </text:p>
      <text:p text:style-name="P42">When we try to answer this question, we meet a very interesting situation. The tiny turtles that hatch from the eggs weigh only about 31 grams (1.1 ounce) and a single turtle cannot dig its way up through the layer of sand above them. But with them all helping one another, the job is easily done. Soon they emerge to the surface of the sand altogether and hurry towards the sea. </text:p>
      <text:p text:style-name="P42">How do these new hatchlings know that they have to dig through to the top of the sand? Who taught them that they must make their way towards an ocean that they have never seen? These tiny creatures could not do this with their own intelligence, so, where does this conscious behavior come from? There is only one answer to this question: Allah <text:s/>has inspired this conscious behavior into sea turtles. </text:p>
      <text:p text:style-name="P42">Meerkats live in communities, and because of the dangers that exist in their environment, their support for one another is of vital importance for their survival. Every morning, meerkats first do a security check before spreading out into the surrounding area to find food. </text:p>
      <text:p text:style-name="P42">Every individual in the community has his own job to do. For example, some meerkats stand guard to ensure the safety of the others, and watch for hours under the blazing sun without eating or drinking anything. If the guard sees some danger, he gives the alarm to warn his friends. Hearing this alarm, the other meerkats run to take refuge in the burrow. </text:p>
      <text:p text:style-name="P41"><text:span text:style-name="T9">The group's most important task is to rear and protect their young, and the young females are chiefly responsible for looking after the babies. Every day, one of them stays in the burrow to tend the young. The cooperation and mutual assistance in the group ensures that the babies will remain safe.</text:span><text:span text:style-name="T52">34</text:span><text:span text:style-name="T9"> </text:span></text:p>
      <text:p text:style-name="P42">It is Allah Who has taught meerkats the supportive and self-denying behavior they show towards one another.</text:p>
      <text:p text:style-name="P42">A baby antelope takes between five and ten minutes to be born. During this time, it is difficult for the mother to move, and she is defenseless against her enemies. But while she gives birth, the mother is not alone. All the while there is another female at her side to provide support and protection. </text:p>
      <text:p text:style-name="P41"><text:span text:style-name="T9">From the moment it is born, the baby has no time to lose. The mother immediately nudges it with her nose to get it to take some steps. But its legs are </text:span><text:soft-page-break/><text:span text:style-name="T9">weak, and it falls down. It gets up again and takes a few more steps. Within a few minutes, it is trotting by its mother's side and never leaves her because if it did, the young antelope would go hungry or be killed by wild animals.</text:span><text:span text:style-name="T52">35</text:span></text:p>
      <text:p text:style-name="P42">Everything in nature is the work of the eternal knowledge and power of Allah. With His supreme power, compassion, mercy, intelligence, knowledge and wisdom, He has given baby antelopes the strength to run at their mothers' side within a very short time.</text:p>
      <text:p text:style-name="P42">A mother rhinoceros gives birth to a baby that weighs only 4% of her own weight. Within one hour of its birth, a baby rhinoceros can stand up with its little armored body. Mother and baby spend a few weeks in a remote location, apart from others and come to recognize each other's scent.</text:p>
      <text:p text:style-name="P41"><text:span text:style-name="T9">Mother and baby spend all their time together until the next baby is born, between three and five years later. The baby rhino mostly follows behind its mother. Even though it stops nursing at two years of age, it still stays at her side and remains with her throughout her next pregnancy. Almighty Allah has given the rhinoceros the instinct to protect and patiently look after her young.</text:span><text:span text:style-name="T52">36</text:span></text:p>
      <text:p text:style-name="P42">As a family, the mother cheetah and her offspring are very attached to one another. The mother performs many selfless acts while rearing her young. In order to feed them, she often goes hungry, losing nearly half her weight. If she must, she will even give her own life for her kittens. For example, a lion is a great threat to baby cheetahs. Without hesitation, the mother will throw herself into the lion's path and, putting her own life in jeopardy, she draws the lion's attention away from her young to herself, giving them time to run away. This kind of altruistic behavior calls for consideration. </text:p>
      <text:p text:style-name="P42">If this mammal were, as the evolutionists propose, a creature that assembled itself by chance through untold generations and by acting with selfish concern only for its own survival, we would expect it to flee and desert its young. Yet the cheetah does not do this, but confronts the lion and, if necessary, gives up her own life. Surely, it is Allah Who gives mother cheetahs this exemplary sense of self-sacrifice.</text:p>
      <text:p text:style-name="P41"><text:span text:style-name="T9">Squirrels carry their young in their teeth by the loose skin on their abdomens. If her nest is destroyed, a mother squirrel will carry her babies to another place tirelessly, no matter how far away it is. She carries away one baby and returns to the old nest, time after time, until she is convinced that all have been safely removed.</text:span><text:span text:style-name="T52">37</text:span></text:p>
      <text:p text:style-name="P33"/>
      <text:p text:style-name="P33"/>
      <text:p text:style-name="P33"/>
      <text:p text:style-name="P33"/>
      <text:p text:style-name="P33"/>
      <text:p text:style-name="P25"><text:soft-page-break/>The Deception of Evolution</text:p>
      <text:p text:style-name="P37"/>
      <text:p text:style-name="P66"><text:span text:style-name="T77">Darwinism, in other words the theory of evolution, was put forward with the aim of denying the fact of Creation, but is in truth nothing but failed, unscientific nonsense. </text:span><text:span text:style-name="T78">This theory, which claims that life emerged by chance from inanimate matter, was invalidated by the scientific evidence of miraculous order in the universe and in living things, as well as by the discovery of about 300 million fossils revealing that evolution never happened. </text:span><text:span text:style-name="T77">In this way, </text:span><text:span text:style-name="T78">science confirmed the fact that Allah created the universe and the living things in it.</text:span><text:span text:style-name="T77"> The propaganda carried out today in order to keep the theory of evolution alive is based solely on the distortion of the scientific facts, biased interpretation, and lies and falsehoods disguised as science.</text:span></text:p>
      <text:p text:style-name="P66"><text:span text:style-name="T77">Yet this propaganda cannot conceal the truth. The fact that </text:span><text:span text:style-name="T78">the theory of evolution is the greatest deception in the history of science</text:span><text:span text:style-name="T77">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6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2"/>
      <text:p text:style-name="P58">The Scientific Collapse of Darwinism</text:p>
      <text:p text:style-name="P66"><text:span text:style-name="T77">As </text:span><text:span text:style-name="T78">a pagan doctrine</text:span><text:span text:style-name="T77"> going back as far as ancient Greece, the theory of evolution was advanced extensively in the nineteenth century. The most important development that made it the top topic of the world of science was Charles Darwin's </text:span><text:span text:style-name="T79">The Origin of Species</text:span><text:span text:style-name="T77">,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78">Darwin's theory was not based on any concrete scientific finding; as he also accepted, it was just an "assumption."</text:span><text:span text:style-name="T77"> Moreover, as Darwin confessed in the long chapter of his book titled </text:span><text:span text:style-name="T78">"Difficulties on Theory," the theory failed in the face of many critical questions. </text:span></text:p>
      <text:p text:style-name="P6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5"><text:soft-page-break/>1) The theory cannot explain how life originated on Earth. </text:p>
      <text:p text:style-name="P65">2) No scientific finding shows that the "evolutionary mechanisms" proposed by the theory have any evolutionary power at all. </text:p>
      <text:p text:style-name="P65">3) The fossil record proves the exact opposite of what the theory suggests.</text:p>
      <text:p text:style-name="P65">In this section, we will examine these three basic points in general outlines:</text:p>
      <text:p text:style-name="P65"/>
      <text:p text:style-name="P59"><text:span text:style-name="T81">The First Insurmountable Step: The Origin of Life</text:span></text:p>
      <text:p text:style-name="P66"><text:span text:style-name="T7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78">How did this "first cell" originate?</text:span></text:p>
      <text:p text:style-name="P66"><text:span text:style-name="T78">Since the theory of evolution ignorantly denies Creation, it maintains that the "first cell" originated as a product of blind coincidences within the laws of nature, without any plan or arrangement.</text:span><text:span text:style-name="T77"> According to the theory, inanimate matter must have produced a living cell as a result of coincidences. Such a claim, however, is inconsistent with the most unassailable rules of biology. </text:span></text:p>
      <text:p text:style-name="P65"/>
      <text:p text:style-name="P58">"Life Comes From Life"</text:p>
      <text:p text:style-name="P6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6"><text:span text:style-name="T77">Similarly, maggots developing in rotting meat was assumed to be evidence of spontaneous generation. However, </text:span><text:span text:style-name="T78">it was later understood that worms did not appear on meat spontaneously, but were carried there by flies in the form of larvae, invisible to the naked eye. </text:span></text:p>
      <text:p text:style-name="P66"><text:span text:style-name="T77">Even when Darwin wrote </text:span><text:span text:style-name="T79">The Origin of Species</text:span><text:span text:style-name="T77">, the belief that bacteria could come into existence from non-living matter was widely accepted in the world of science. </text:span></text:p>
      <text:p text:style-name="P66"><text:span text:style-name="T77">However, </text:span><text:span text:style-name="T78">five years after the publication of Darwin's book, Louis Pasteur announced his results after long studies and experiments, that disproved spontaneous generation, a cornerstone of Darwin's theory.</text:span><text:span text:style-name="T77"> In </text:span><text:soft-page-break/><text:span text:style-name="T77">his triumphal lecture at the Sorbonne in 1864, Pasteur said: </text:span><text:span text:style-name="T78">"Never will the doctrine of spontaneous generation recover from the mortal blow struck by this simple experiment."</text:span><text:span text:style-name="T74">38</text:span></text:p>
      <text:p text:style-name="P65">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5"/>
      <text:p text:style-name="P58">Inconclusive Efforts of the Twentieth Century</text:p>
      <text:p text:style-name="P6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66"><text:span text:style-name="T77">Unfortunately, however, the problem of the origin of the cell is perhaps the most obscure point in the whole study of the evolution of organisms.</text:span><text:span text:style-name="T74">39</text:span></text:p>
      <text:p text:style-name="P6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6"><text:span text:style-name="T77">Barely a few years had passed before it was revealed that </text:span><text:span text:style-name="T78">this experiment, which was then presented as an important step in the name of evolution, was invalid, for the atmosphere used in the experiment was very different from the real Earth conditions.</text:span><text:span text:style-name="T74">40</text:span></text:p>
      <text:p text:style-name="P66"><text:span text:style-name="T77">After a long silence, </text:span><text:span text:style-name="T78">Miller confessed that the atmosphere medium he used was unrealistic.</text:span><text:span text:style-name="T74">41</text:span></text:p>
      <text:p text:style-name="P66"><text:span text:style-name="T78">All the evolutionists' efforts throughout the twentieth century to explain the origin of life ended in failure.</text:span><text:span text:style-name="T77"> The geochemist Jeffrey Bada, from the San Diego Scripps Institute accepts this fact in an article published in </text:span><text:span text:style-name="T79">Earth</text:span><text:span text:style-name="T77"> magazine in 1998:</text:span></text:p>
      <text:p text:style-name="P3"><text:span text:style-name="T86">Today as we leave the twentieth century, we still face the biggest unsolved problem that we had when we entered the twentieth century: How did life originate on Earth?</text:span><text:span text:style-name="T74">42</text:span></text:p>
      <text:p text:style-name="P65"/>
      <text:p text:style-name="P58">The Complex Structure of Life </text:p>
      <text:p text:style-name="P66"><text:span text:style-name="T77">The primary reason why the theory of evolution ended up in such a great impasse regarding the origin of life is that even those living organisms deemed to be the simplest have outstandingly complex structures. The cell of a living </text:span><text:soft-page-break/><text:span text:style-name="T77">thing is more complex than all of our man-made technological products.</text:span><text:span text:style-name="T78"> Today, even in the most developed laboratories of the world, a living cell cannot be produced by bringing organic chemicals together.</text:span></text:p>
      <text:p text:style-name="P66"><text:span text:style-name="T77">The conditions required for the formation of a cell are too great in quantity to be explained away by coincidences. </text:span><text:span text:style-name="T78">The probability of proteins, the building blocks of a cell, being synthesized coincidentally, is 1 in 10</text:span><text:span text:style-name="T75">950</text:span><text:span text:style-name="T78"> for an average protein made up of 500 amino acids. In mathematics, a probability smaller than 1 over 10</text:span><text:span text:style-name="T75">50</text:span><text:span text:style-name="T78"> is considered to be impossible in practical terms.</text:span></text:p>
      <text:p text:style-name="P65">The DNA molecule, which is located in the nucleus of a cell and which stores genetic information, is magnificent databank. If the information coded in DNA were written down, it would make a giant library consisting of an estimated 900 volumes of encyclopedias consisting of 500 pages each.</text:p>
      <text:p text:style-name="P66"><text:span text:style-name="T7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79">Scientific American </text:span><text:span text:style-name="T77">magazine:</text:span></text:p>
      <text:p text:style-name="P3"><text:span text:style-name="T87">It is extremely improbable that proteins and nucleic acids, both of which are structurally complex, arose spontaneously in the same place at the same time. </text:span><text:span text:style-name="T86">Yet it also seems impossible to have one without the other. And so, at first glance, one might have to conclude that life could never, in fact, have originated by chemical means.</text:span><text:span text:style-name="T74">43</text:span></text:p>
      <text:p text:style-name="P66"><text:span text:style-name="T77">No doubt, if it is impossible for life to have originated spontaneously as a result of blind coincidences, then it has to be accepted that life was</text:span><text:span text:style-name="T78"> "created." </text:span><text:span text:style-name="T77">This fact explicitly invalidates the theory of evolution, whose main purpose is to deny Creation. </text:span></text:p>
      <text:p text:style-name="P62"/>
      <text:p text:style-name="P60">Imaginary Mechanism of Evolution </text:p>
      <text:p text:style-name="P65">The second important point that negates Darwin's theory is that both concepts put forward by the theory as "evolutionary mechanisms" were understood to have, in reality, no evolutionary power. </text:p>
      <text:p text:style-name="P66"><text:span text:style-name="T77">Darwin based his evolution allegation entirely on the mechanism of "natural selection." The importance he placed on this mechanism was evident in the name of his book: </text:span><text:span text:style-name="T79">The Origin of Species, By Means of Natural Selection…</text:span></text:p>
      <text:p text:style-name="P6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text:soft-page-break/>not cause deer to evolve and transform themselves into another living species, for instance, horses. </text:p>
      <text:p text:style-name="P66"><text:span text:style-name="T77">Therefore, </text:span><text:span text:style-name="T78">the mechanism of natural selection has no evolutionary power. Darwin was also aware of this fact</text:span><text:span text:style-name="T77"> and had to state this in his book </text:span><text:span text:style-name="T79">The Origin of Species</text:span><text:span text:style-name="T77">:</text:span></text:p>
      <text:p text:style-name="P3"><text:span text:style-name="T86">Natural selection can do nothing until favourable individual differences or variations occur.</text:span><text:span text:style-name="T74">44</text:span></text:p>
      <text:p text:style-name="P62"/>
      <text:p text:style-name="P60">Lamarck's Impact</text:p>
      <text:p text:style-name="P6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6"><text:span text:style-name="T77">Darwin also gave similar examples. In his book </text:span><text:span text:style-name="T79">The Origin of Species</text:span><text:span text:style-name="T77">, for instance, he said that some bears going into water to find food transformed themselves into whales over time.</text:span><text:span text:style-name="T74">45</text:span></text:p>
      <text:p text:style-name="P6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2"/>
      <text:p text:style-name="P60">Neo-Darwinism and Mutations</text:p>
      <text:p text:style-name="P6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6"><text:span text:style-name="T77">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78">Mutations do not cause living beings to develop; on the contrary, they are always harmful. </text:span></text:p>
      <text:p text:style-name="P66"><text:soft-page-break/><text:span text:style-name="T77">The reason for this is very simple: </text:span><text:span text:style-name="T78">DNA has a very complex structure, and random effects can only harm it.</text:span><text:span text:style-name="T77"> The American geneticist B. G. Ranganathan explains this as follows:</text:span></text:p>
      <text:p text:style-name="P3"><text:span text:style-name="T86">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87">if an earthquake were to shake a highly ordered structure such as a building, there would be a random change in the framework of the building which, in all probability, would not be an improvement.</text:span><text:span text:style-name="T74">46</text:span></text:p>
      <text:p text:style-name="P66"><text:span text:style-name="T7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78">there is no "evolutionary mechanism" in nature.</text:span><text:span text:style-name="T77"> Since no evolutionary mechanism exists, no such any imaginary process called "evolution" could have taken place. </text:span></text:p>
      <text:p text:style-name="P62"/>
      <text:p text:style-name="P61"><text:span text:style-name="T81">The Fossil Record: No Sign of Intermediate Forms</text:span></text:p>
      <text:p text:style-name="P65">The clearest evidence that the scenario suggested by the theory of evolution did not take place is the fossil record. </text:p>
      <text:p text:style-name="P65">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5">Had this been the case, numerous intermediary species should have existed and lived within this long transformation period. </text:p>
      <text:p text:style-name="P6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6"><text:span text:style-name="T78">If such animals ever really existed, there should be millions and even billions of them in number and variety. More importantly, the remains of these strange creatures should be present in the fossil record. </text:span><text:span text:style-name="T77">In </text:span><text:span text:style-name="T79">The Origin of Species</text:span><text:span text:style-name="T77">, Darwin explained:</text:span></text:p>
      <text:p text:style-name="P3"><text:span text:style-name="T86">If my theory be true, numberless intermediate varieties, linking most closely all of the species of the same group together must assuredly have existed... </text:span><text:soft-page-break/><text:span text:style-name="T86">Consequently, evidence of their former existence could be found only amongst fossil remains.</text:span><text:span text:style-name="T74">47</text:span></text:p>
      <text:p text:style-name="P66"><text:span text:style-name="T77">However, </text:span><text:span text:style-name="T78">Darwin was well aware that no fossils of these intermediate forms had yet been found. </text:span><text:span text:style-name="T77">He regarded this as a major difficulty for his theory. In one chapter of his book titled "Difficulties on Theory," he wrote:</text:span></text:p>
      <text:p text:style-name="P3"><text:span text:style-name="T87">Why</text:span><text:span text:style-name="T86">, if species have descended from other species by insensibly fine gradations, </text:span><text:span text:style-name="T87">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86"> Geology assuredly does not reveal any such finely graduated organic chain; and this, perhaps, is the most obvious and gravest objection which can be urged against my theory.</text:span><text:span text:style-name="T74">48</text:span></text:p>
      <text:p text:style-name="P62"/>
      <text:p text:style-name="P60">Darwin's Hopes Shattered</text:p>
      <text:p text:style-name="P66"><text:span text:style-name="T77">However, although evolutionists have been making strenuous efforts to find fossils since the middle of the nineteenth century all over the world, </text:span><text:span text:style-name="T78">no transitional forms have yet been uncovered. </text:span><text:span text:style-name="T77">All of the fossils, contrary to the evolutionists' expectations, show that </text:span><text:span text:style-name="T78">life appeared on Earth all of a sudden and fully-formed. </text:span></text:p>
      <text:p text:style-name="P65">One famous British paleontologist, Derek V. Ager, admits this fact, even though he is an evolutionist:</text:p>
      <text:p text:style-name="P3"><text:span text:style-name="T86">The point emerges that if we examine the fossil record in detail, whether at the level of orders or of species, </text:span><text:span text:style-name="T87">we find – over and over again – not gradual evolution, but the sudden explosion of one group at the expense of another.</text:span><text:span text:style-name="T74">49</text:span></text:p>
      <text:p text:style-name="P6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3"><text:span text:style-name="T8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74">50</text:span></text:p>
      <text:p text:style-name="P66"><text:span text:style-name="T78">Fossils show that living beings emerged fully developed and in a perfect state on the Earth. </text:span><text:span text:style-name="T77">That means that "the origin of species," contrary </text:span><text:soft-page-break/><text:span text:style-name="T77">to Darwin's supposition, is not evolution, but </text:span><text:span text:style-name="T78">Creation.</text:span></text:p>
      <text:p text:style-name="P63"/>
      <text:p text:style-name="P60">The Tale of Human Evolution</text:p>
      <text:p text:style-name="P6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65">1. Australopithecus </text:p>
      <text:p text:style-name="P65">2. Homo habilis</text:p>
      <text:p text:style-name="P65">3. Homo erectus</text:p>
      <text:p text:style-name="P65">4. Homo sapiens</text:p>
      <text:p text:style-name="P66"><text:span text:style-name="T77">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74">51</text:span></text:p>
      <text:p text:style-name="P66"><text:span text:style-name="T77">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T74">52</text:span></text:p>
      <text:p text:style-name="P66"><text:span text:style-name="T77">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74">53</text:span></text:p>
      <text:p text:style-name="P66"><text:span text:style-name="T77">Moreover, a certain segment of humans classified as Homo erectus have lived up until very modern times. Homo sapiens neandarthalensis and </text:span><text:span text:style-name="T78">Homo sapiens sapiens (present-day man) co-existed in the same region.</text:span><text:span text:style-name="T74">54</text:span></text:p>
      <text:p text:style-name="P65">This situation apparently indicates the invalidity of the claim that they are ancestors of one another. The late Stephen Jay Gould explained this deadlock of <text:soft-page-break/>the theory of evolution although he was himself one of the leading advocates of evolution in the twentieth century:</text:p>
      <text:p text:style-name="P66"><text:span text:style-name="T77">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74">55</text:span></text:p>
      <text:p text:style-name="P66"><text:span text:style-name="T77">Put briefly, the scenario of human evolution, which is "upheld" with the help of various drawings of some "half ape, half human" creatures appearing in the media and course books, that is, frankly, by means of propaganda, is nothing but </text:span><text:span text:style-name="T78">a tale with no scientific foundation. </text:span></text:p>
      <text:p text:style-name="P66"><text:span text:style-name="T77">Lord Solly Zuckerman, one of the most famous and respected scientists in the U.K., who carried out research on this subject for years and studied Australopithecus fossils for 15 years, finally concluded, despite being an evolutionist himself, </text:span><text:span text:style-name="T78">that there is, in fact, no such family tree branching out from ape-like creatures to man. </text:span></text:p>
      <text:p text:style-name="P6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3"><text:span text:style-name="T8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74">56</text:span></text:p>
      <text:p text:style-name="P66"><text:span text:style-name="T78">The tale of human evolution</text:span><text:span text:style-name="T77"> boils down to nothing but the prejudiced interpretations of some fossils unearthed by certain people, who blindly adhere to their theory.</text:span></text:p>
      <text:p text:style-name="P62"/>
      <text:p text:style-name="P60">Darwinian Formula!</text:p>
      <text:p text:style-name="P65">Besides all the technical evidence we have dealt with so far, let us now for once, examine what kind of a superstition the evolutionists have with an example so simple as to be understood even by children:</text:p>
      <text:p text:style-name="P66"><text:span text:style-name="T77">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text:span><text:soft-page-break/><text:span text:style-name="T77">subject and let us examine on the behalf of evolutionists what they really claim without pronouncing loudly under the name </text:span><text:span text:style-name="T78">"Darwinian formula":</text:span></text:p>
      <text:p text:style-name="P66"><text:span text:style-name="T7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text:span><text:span text:style-name="T76">950</text:span><text:span text:style-name="T77">—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78">No matter what they do, they cannot produce from these barrels a human, say a professor that examines his cell structure under the electron microscope. </text:span><text:span text:style-name="T77">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6"><text:span text:style-name="T77">Briefly,</text:span><text:span text:style-name="T78"> unconscious atoms cannot form the cell</text:span><text:span text:style-name="T77"> by coming together. They cannot take a new decision and divide this cell into two, then take other decisions and create the professors who first invent the electron microscope and then examine their own cell structure under that microscope. </text:span><text:span text:style-name="T78">Matter is an unconscious, lifeless heap, and it comes to life with Allah's superior creation. </text:span></text:p>
      <text:p text:style-name="P65">The theory of evolution, which claims the opposite, is a total fallacy completely contrary to reason. Thinking even a little bit on the claims of evolutionists discloses this reality, just as in the above example.</text:p>
      <text:p text:style-name="P57"/>
      <text:p text:style-name="P60">Technology in the Eye and the Ear</text:p>
      <text:p text:style-name="P65">Another subject that remains unanswered by evolutionary theory is the excellent quality of perception in the eye and the ear. </text:p>
      <text:p text:style-name="P6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6"><text:span text:style-name="T78">The brain is insulated from light.</text:span><text:span text:style-name="T77">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66"><text:soft-page-break/><text:span text:style-name="T78">The image formed in the eye is so sharp and distinct that even the technology of the twentieth century has not been able to attain it. </text:span><text:span text:style-name="T77">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6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6"><text:span text:style-name="T77">If a device producing a more primitive image than </text:span><text:span text:style-name="T78">the eye could not have been formed by chance</text:span><text:span text:style-name="T77">,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6"><text:span text:style-name="T77">The situation in the eye is also true for the ear. That is, </text:span><text:span text:style-name="T78">the brain is insulated from sound</text:span><text:span text:style-name="T77"> just as it is from light. It does not let any sound in. Therefore, no matter how noisy is the outside, the inside of the brain is completely silent. Nevertheless, the sharpest sounds are perceived in the brain. </text:span><text:span text:style-name="T78">In your completely silent brain, you listen to symphonies, and hear all of the noises in a crowded place.</text:span><text:span text:style-name="T77"> However, were the sound level in your brain measured by a precise device at that moment, complete silence would be found to be prevailing there. </text:span></text:p>
      <text:p text:style-name="P66"><text:span text:style-name="T7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ext:span><text:soft-page-break/><text:span text:style-name="T77">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78">the creation of man.</text:span></text:p>
      <text:p text:style-name="P65">So far, no man-made visual or recording apparatus has been as sensitive and successful in perceiving sensory data as are the eye and the ear. However, as far as seeing and hearing are concerned, a far greater truth lies beyond all this. </text:p>
      <text:p text:style-name="P62"/>
      <text:p text:style-name="P60">To Whom Does the Consciousness that Sees and Hears within the Brain Belong? </text:p>
      <text:p text:style-name="P65">Who watches an alluring world in the brain, listens to symphonies and the twittering of birds, and smells the rose?</text:p>
      <text:p text:style-name="P66"><text:span text:style-name="T7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78">There is a consciousness in the brain that perceives all this without feeling any need for an eye, an ear, and a nose.</text:span><text:span text:style-name="T77"> To whom does this consciousness belong? Of course it does not belong to the nerves, the fat layer, and neurons comprising the brain. This is why Darwinist-materialists, who believe that everything is comprised of matter, cannot answer these questions. </text:span></text:p>
      <text:p text:style-name="P66"><text:span text:style-name="T77">For </text:span><text:span text:style-name="T78">this consciousness is the spirit created by Allah</text:span><text:span text:style-name="T77">, which needs neither the eye to watch the images nor the ear to hear the sounds. Furthermore, it does not need the brain to think. </text:span></text:p>
      <text:p text:style-name="P6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2"/>
      <text:p text:style-name="P60">A Materialist Faith</text:p>
      <text:p text:style-name="P66"><text:span text:style-name="T77">The information we have presented so far shows us that </text:span><text:span text:style-name="T78">the theory of evolution is incompatible with scientific findings. </text:span><text:span text:style-name="T77">The theory's claim regarding the origin of life is inconsistent with science, the evolutionary mechanisms it proposes have no evolutionary power, and fossils demonstrate </text:span><text:span text:style-name="T78">that the required intermediate forms have never existed. </text:span><text:span text:style-name="T77">So, it certainly follows that the theory of evolution should be pushed aside as an unscientific </text:span><text:soft-page-break/><text:span text:style-name="T77">idea. This is how many ideas, such as the Earth-centered universe model, have been taken out of the agenda of science throughout history. </text:span></text:p>
      <text:p text:style-name="P65">However, the theory of evolution is kept on the agenda of science. Some people even try to represent criticisms directed against it as an "attack on science." Why?</text:p>
      <text:p text:style-name="P66"><text:span text:style-name="T77">The reason is that this theory is an indispensable dogmatic belief for some circles. These circles are </text:span><text:span text:style-name="T78">blindly devoted </text:span><text:span text:style-name="T77">to materialist philosophy and adopt Darwinism because it is the only materialist explanation that can be put forward to explain the workings of nature.</text:span></text:p>
      <text:p text:style-name="P65">Interestingly enough, they also confess this fact from time to time. A well-known geneticist and an outspoken evolutionist, Richard C. Lewontin from Harvard University, confesses that he is "first and foremost a materialist and then a scientist":</text:p>
      <text:p text:style-name="P3"><text:span text:style-name="T8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74">57</text:span></text:p>
      <text:p text:style-name="P66"><text:span text:style-name="T77">These are explicit statements that </text:span><text:span text:style-name="T78">Darwinism is a dogma </text:span><text:span text:style-name="T77">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66"><text:span text:style-name="T77">Anyone who does not look at the origin of living beings with a materialist prejudice sees this evident truth: </text:span><text:span text:style-name="T78">All living beings are works of a Creator</text:span><text:span text:style-name="T77">, Who is All-Powerful, All-Wise, and All-Knowing. </text:span><text:span text:style-name="T78">This Creator is Allah</text:span><text:span text:style-name="T77">, Who created the whole universe from non-existence, in the most perfect form, and fashioned all living beings.</text:span></text:p>
      <text:p text:style-name="P62"/>
      <text:p text:style-name="P61"><text:span text:style-name="T81">The Theory of Evolution: The Most Potent Spell in the World </text:span></text:p>
      <text:p text:style-name="P6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5">As explained above, those who believe in the theory of evolution think that a few atoms and molecules thrown into a huge vat could produce thinking, <text:soft-page-break/>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65">In fact, Allah has pointed to this lack of reason in the Qur'an. In many verses, He reveals that some peoples' minds will be closed and that they will be powerless to see the truth. Some of these verses are as follows:</text:p>
      <text:p text:style-name="P1">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2"><text:span text:style-name="T61">…</text:span><text:span text:style-name="T46"> </text:span><text:span text:style-name="T61">They have hearts with which they do not understand. They have eyes with which they do not see. They have ears with which they do not hear. Such people are like cattle. No, they are even further astray! They are the unaware. (Surat al-A‘raf, 179)</text:span></text:p>
      <text:p text:style-name="P1">Even if We opened up to them a door into heaven, and they spent the day ascending through it, they would only say: "Our eyesight is befuddled! Or rather we have been put under a spell!" (Surat al-Hijr, 14-15) </text:p>
      <text:p text:style-name="P6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5">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1">He said: "You throw." And when they threw, they cast a spell on the people's eyes and caused them to feel great fear of them. They produced an extremely powerful magic. (Surat al-A‘raf, 116)</text:p>
      <text:p text:style-name="P65"><text:soft-page-break/>As we have seen, Pharaoh's magicians were able to deceive everyone, apart from the Prophet Moses (as) and those who believed in him. However, his evidence broke the spell, or "swallowed up what they had forged," as revealed in the verse:</text:p>
      <text:p text:style-name="P4">We revealed to Moses: "Throw down your staff." And it immediately swallowed up what they had forged. So the Truth took place and what they did was shown to be false. (Surat al-A‘raf, 117-118)</text:p>
      <text:p text:style-name="P6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3"><text:span text:style-name="T86">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74">58</text:span></text:p>
      <text:p text:style-name="P6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38"/>
      <text:p text:style-name="P38"/>
      <text:p text:style-name="P38"/>
      <text:p text:style-name="P38"/>
      <text:p text:style-name="P38"/>
      <text:p text:style-name="P25">Notes</text:p>
      <text:p text:style-name="P55"/>
      <text:p text:style-name="P51"><text:span text:style-name="T40">1. Cemal Yildirim, </text:span><text:span text:style-name="T41">Evrim Kurami ve Bagnazlik</text:span><text:span text:style-name="T40"> [The Theory of Evolution and Bigotry], p. 49.</text:span></text:p>
      <text:p text:style-name="P51"><text:span text:style-name="T40">2. Peter Kropotkin, </text:span><text:span text:style-name="T41">Mutual Aid: A Factor of Evolution</text:span><text:span text:style-name="T40">, 1902, Chapter I.</text:span></text:p>
      <text:p text:style-name="P51"><text:span text:style-name="T40">3. </text:span><text:span text:style-name="T41">Bilim ve Teknik</text:span><text:span text:style-name="T40"> [Science and Technology] - Turkish Scientific Journal, no.190, p. 4.</text:span></text:p>
      <text:p text:style-name="P51"><text:span text:style-name="T40">4. John Maynard Smith, "The Evolution of Behavior," </text:span><text:span text:style-name="T41">Scientific American</text:span><text:span text:style-name="T40">, December, 1978, volume 239, no.3, p. 176.</text:span></text:p>
      <text:p text:style-name="P51"><text:soft-page-break/><text:span text:style-name="T40">5. Gordon R. Taylor, </text:span><text:span text:style-name="T41">The Great Evolution Mystery</text:span><text:span text:style-name="T40">, Sphere Books, London: 1984, p. 221.</text:span></text:p>
      <text:p text:style-name="P51"><text:span text:style-name="T40">6. Charles Darwin, </text:span><text:span text:style-name="T41">The Origin of Species: A Facsimile of the First Edition</text:span><text:span text:style-name="T40">, Harvard University Press, 1964, p. 233.</text:span></text:p>
      <text:p text:style-name="P51"><text:span text:style-name="T40">7. Gordon Taylor, </text:span><text:span text:style-name="T41">The Great Evolution Mystery</text:span><text:span text:style-name="T40">, p. 221.</text:span></text:p>
      <text:p text:style-name="P51"><text:span text:style-name="T40">8. Janine M. Benyus, </text:span><text:span text:style-name="T41">The Secret Language and Remarkable Behavior of Animals</text:span><text:span text:style-name="T40">, Black Dog &amp; Leventhal Publishers Inc, New York: 2002, p. 133.</text:span></text:p>
      <text:p text:style-name="P51"><text:span text:style-name="T40">9. Russell Freedman, </text:span><text:span text:style-name="T41">How Animals Defend Their Young</text:span><text:span text:style-name="T40">, E. Dutton, New York: 1978, p. 57.</text:span></text:p>
      <text:p text:style-name="P51"><text:span text:style-name="T40">10. Janine M. Benyus, </text:span><text:span text:style-name="T41">The Secret Language and Remarkable Behavior of Animals</text:span><text:span text:style-name="T40">, p.201</text:span></text:p>
      <text:p text:style-name="P51"><text:span text:style-name="T40">11. Janine M. Benyus, </text:span><text:span text:style-name="T41">The Secret Language and Remarkable Behavior of Animals</text:span><text:span text:style-name="T40">, p.136</text:span></text:p>
      <text:p text:style-name="P51"><text:span text:style-name="T40">12. David Attenborough, </text:span><text:span text:style-name="T41">Trials of Life</text:span><text:span text:style-name="T40">, William Collins Sons &amp; Co. Ltd, London: 1990, p.50</text:span></text:p>
      <text:p text:style-name="P51"><text:span text:style-name="T40">13. Janine M. Benyus, </text:span><text:span text:style-name="T41">The Secret Language and Remarkable Behavior of Animals</text:span><text:span text:style-name="T40">, p. 155.</text:span></text:p>
      <text:p text:style-name="P52">14. Catherine D. Hughes, "Brown Bears,"http://www.nationalgeograpic.com/kids/creature_feature/0010/brownbears2.html</text:p>
      <text:p text:style-name="P51"><text:span text:style-name="T40">15. David Attenborough, </text:span><text:span text:style-name="T41">The Trials of Life</text:span><text:span text:style-name="T40">, pp. <text:s/>36-38; Fort Wayne Children's Zoo, ZAP, "Bringing Up Baby;"</text:span></text:p>
      <text:p text:style-name="P52">http://www.kidszoo.com/pdfs/BrUpBaby.pdf</text:p>
      <text:p text:style-name="P52">16. "Polar Bears," SeaWorld/Busch Gardens Animal Information Database, </text:p>
      <text:p text:style-name="P52">http://www.seaworld.org/infobooks/PolarBears/pbadaptations.html; Stirling, 1988; "Polar Bear,"</text:p>
      <text:p text:style-name="P52">www.wonderclub.com/Wildlife/mammals/PolarBear.htm</text:p>
      <text:p text:style-name="P51"><text:span text:style-name="T40">17. Thor Larsen, "</text:span><text:span text:style-name="T41">Polar Bear: Lonely Nomad of the North</text:span><text:span text:style-name="T40">," National Geographic, April 1971, p. 574.</text:span></text:p>
      <text:p text:style-name="P51"><text:span text:style-name="T40">18. </text:span><text:span text:style-name="T41">International Wildlife</text:span><text:span text:style-name="T40">, </text:span></text:p>
      <text:p text:style-name="P52">November-December 94, p. 15.</text:p>
      <text:p text:style-name="P51"><text:span text:style-name="T40">19. David Attenborough, </text:span><text:span text:style-name="T41">The life of Birds</text:span><text:span text:style-name="T40">, pp. <text:s/>290-291.</text:span></text:p>
      <text:p text:style-name="P51"><text:span text:style-name="T40">20. Russell Freedman, </text:span><text:span text:style-name="T41">How Animals Defend Their Young</text:span><text:span text:style-name="T40">, p. 75.</text:span></text:p>
      <text:p text:style-name="P51"><text:span text:style-name="T40">21. </text:span><text:span text:style-name="T41">Creation</text:span><text:span text:style-name="T40">, vol. 20, no. 3, June-August 1998, p.29; Kathy &amp; Tara Darling, </text:span><text:span text:style-name="T41">Kangaroos on Location</text:span><text:span text:style-name="T40">, Lothrop, Lee &amp; Shepard Books, New York: 1993.</text:span></text:p>
      <text:p text:style-name="P51"><text:span text:style-name="T40">22. David Attenborough, </text:span><text:span text:style-name="T41">The Trials of Life</text:span><text:span text:style-name="T40">, pp. 30-33.</text:span></text:p>
      <text:p text:style-name="P51"><text:span text:style-name="T40">23. Russell Freedman, </text:span><text:span text:style-name="T41">How Animals Defend Their Young</text:span><text:span text:style-name="T40">, pp. <text:s/>47-48.</text:span></text:p>
      <text:p text:style-name="P51"><text:span text:style-name="T40">24. Roger B. Hirschland, </text:span><text:span text:style-name="T41">How Animals Care for Their Babies</text:span><text:span text:style-name="T40">, National Geographic Society, Washington D.C.: 1987, p. 8.</text:span></text:p>
      <text:p text:style-name="P51"><text:span text:style-name="T40">25. David Attenborough, </text:span><text:span text:style-name="T41">Life of Birds</text:span><text:span text:style-name="T40">, Princeton University Press, New Jersey: 1998, p. 221.</text:span></text:p>
      <text:p text:style-name="P51"><text:span text:style-name="T40">26. </text:span><text:span text:style-name="T41">National Geographic</text:span><text:span text:style-name="T40">, November 1984, p. 581.</text:span></text:p>
      <text:p text:style-name="P51"><text:span text:style-name="T40">27. David Attenborough, </text:span><text:span text:style-name="T41">Life of Birds</text:span><text:span text:style-name="T40">, p. 256.</text:span></text:p>
      <text:p text:style-name="P51"><text:span text:style-name="T40">28. William Dembski, </text:span><text:span text:style-name="T41">Mere Creation, Science, Faith &amp; Intelligent Design</text:span><text:span text:style-name="T40">, InterVarsity Press, USA, 1998, p. 238; [Wilson 1975, 578]</text:span></text:p>
      <text:p text:style-name="P51"><text:span text:style-name="T40">29. Roger B. Hirschland, </text:span><text:span text:style-name="T41">How Animals Care for Their Babies</text:span><text:span text:style-name="T40">, p. 6.</text:span></text:p>
      <text:p text:style-name="P51"><text:span text:style-name="T40">30. Janine M. Benyus, </text:span><text:span text:style-name="T41">The Secret Language and Remarkable Behavior of Animals</text:span><text:span text:style-name="T40">, p. 313; "Port Phillip Bay's Smiling Ambassadors," Troy Muir; www.polperro.com.au/s9.html)</text:span></text:p>
      <text:p text:style-name="P51"><text:span text:style-name="T40">31. Gordon Rattray Taylor, </text:span><text:span text:style-name="T41">The Great Evolution Mystery</text:span><text:span text:style-name="T40">, p. 224.</text:span></text:p>
      <text:p text:style-name="P51"><text:span text:style-name="T40">32. Russell Freedman, </text:span><text:span text:style-name="T41">How Animals Defend Their Young</text:span><text:span text:style-name="T40">, p. 66-67.</text:span></text:p>
      <text:p text:style-name="P51"><text:soft-page-break/><text:span text:style-name="T40">33. A. Vincent, "The Improbable Seahorse," </text:span><text:span text:style-name="T41">National Geographic</text:span><text:span text:style-name="T40">, October 1994, pp. 126-140.</text:span></text:p>
      <text:p text:style-name="P52">34. "Slender Tailed Meerkat," Wellington Zoo; www.wellingtonzoo.com/animals/animals/mammals/meerkat.html</text:p>
      <text:p text:style-name="P51"><text:span text:style-name="T42">35. "Antelope," </text:span><text:span text:style-name="T43">Animal Bytes</text:span><text:span text:style-name="T42">; www.sandiegozoo.org/animalbytes/t-antelope.html</text:span></text:p>
      <text:p text:style-name="P51"><text:span text:style-name="T42">36. Janine M. Benyus, </text:span><text:span text:style-name="T43">The Secret Language and Remarkable Behavior of Animals</text:span><text:span text:style-name="T42">, p. 186.</text:span></text:p>
      <text:p text:style-name="P54">37. Red Squirell; </text:p>
      <text:p text:style-name="P53">www.yptenc.org.uk/docs/factsheets/animal_facts/red_squirrel.html</text:p>
      <text:p text:style-name="P68"><text:span text:style-name="T88">38. Sidney Fox, Klaus Dose, </text:span><text:span text:style-name="T89">Molecular Evolution and The Origin of Life</text:span><text:span text:style-name="T88">, New York: Marcel Dekker, 1977, s. 2</text:span></text:p>
      <text:p text:style-name="P68"><text:span text:style-name="T88">39. Alexander I. Oparin, </text:span><text:span text:style-name="T89">Origin of Life</text:span><text:span text:style-name="T88">, (1936) New York, Dover Publications, 1953 (Reprint), s. 196</text:span></text:p>
      <text:p text:style-name="P68"><text:span text:style-name="T88">40. "New Evidence on Evolution of Early Atmosphere and Life", </text:span><text:span text:style-name="T89">Bulletin of the American Meteorological Society</text:span><text:span text:style-name="T88">, c. 63, Kasım 1982, s. 1328-1330. </text:span></text:p>
      <text:p text:style-name="P68"><text:span text:style-name="T88">41. Stanley Miller, </text:span><text:span text:style-name="T89">Molecular Evolution of Life: Current Status of the Prebiotic Synthesis of Small Molecules</text:span><text:span text:style-name="T88">, 1986, s. 7</text:span></text:p>
      <text:p text:style-name="P68"><text:span text:style-name="T88">42. Jeffrey Bada, </text:span><text:span text:style-name="T89">Earth</text:span><text:span text:style-name="T88">, Şubat 1998, s.40</text:span></text:p>
      <text:p text:style-name="P68"><text:span text:style-name="T88">43. Leslie E. Orgel, The Origin of Life on Earth, </text:span><text:span text:style-name="T89">Scientific American</text:span><text:span text:style-name="T88">, c. 271, Ekim 1994, s. 78</text:span></text:p>
      <text:p text:style-name="P68"><text:span text:style-name="T88">44. Charles Darwin, </text:span><text:span text:style-name="T89">The Origin of Species</text:span><text:span text:style-name="T88">: A Facsimile of the First Edition, Harvard University Press, 1964, s. 189</text:span></text:p>
      <text:p text:style-name="P68"><text:span text:style-name="T88">45. Charles Darwin, </text:span><text:span text:style-name="T89">The Origin of Species</text:span><text:span text:style-name="T88">: A Facsimile of the First Edition, Harvard University Press, 1964, s. 184.</text:span></text:p>
      <text:p text:style-name="P68"><text:span text:style-name="T88">46. B. G. Ranganathan, </text:span><text:span text:style-name="T89">Origins?</text:span><text:span text:style-name="T88">, Pennsylvania: The Banner Of Truth Trust, 1988.</text:span></text:p>
      <text:p text:style-name="P68"><text:span text:style-name="T88">47. Charles Darwin, </text:span><text:span text:style-name="T89">The Origin of Species</text:span><text:span text:style-name="T88">: A Facsimile of the First Edition, Harvard University Press, 1964, s. 179</text:span></text:p>
      <text:p text:style-name="P68"><text:span text:style-name="T88">48. Charles Darwin, </text:span><text:span text:style-name="T89">The Origin of Species</text:span><text:span text:style-name="T88">, s. 172, 280</text:span></text:p>
      <text:p text:style-name="P67">49. Derek A. Ager, "The Nature of the Fossil Record", Proceedings of the British Geological Association, c. 87, 1976, s. 133</text:p>
      <text:p text:style-name="P68"><text:span text:style-name="T88">50. Douglas J. Futuyma, </text:span><text:span text:style-name="T89">Science on Trial</text:span><text:span text:style-name="T88">, New York: Pantheon Books, 1983. s. 197</text:span></text:p>
      <text:p text:style-name="P68"><text:span text:style-name="T88">51. Solly Zuckerman, </text:span><text:span text:style-name="T89">Beyond The Ivory Tower</text:span><text:span text:style-name="T88">, New York: Toplinger Publications, 1970, ss. 75-94; Charles E. Oxnard, "The Place of Australopithecines in Human Evolution: Grounds for Doubt", Nature, c. 258, s. 389 </text:span></text:p>
      <text:p text:style-name="P68"><text:span text:style-name="T88">52. J. Rennie, "Darwin's Current Bulldog: Ernst Mayr", </text:span><text:span text:style-name="T89">Scientific American</text:span><text:span text:style-name="T88">, Aralık 1992</text:span></text:p>
      <text:p text:style-name="P68"><text:span text:style-name="T88">53. Alan Walker, </text:span><text:span text:style-name="T89">Science</text:span><text:span text:style-name="T88">, c. 207, 1980, s. 1103; A. J. Kelso, </text:span><text:span text:style-name="T89">Physical Antropology</text:span><text:span text:style-name="T88">, 1. baskı, New York: J. B. Lipincott Co., 1970, s. 221; M. D. Leakey, Olduvai Gorge, c. 3, Cambridge: Cambridge University Press, 1971, s. 272</text:span></text:p>
      <text:p text:style-name="P67">54. Time, Kasım 1996 </text:p>
      <text:p text:style-name="P68"><text:span text:style-name="T88">55. S. J. Gould, </text:span><text:span text:style-name="T89">Natural History</text:span><text:span text:style-name="T88">, c. 85, 1976, s. 30</text:span></text:p>
      <text:p text:style-name="P68"><text:span text:style-name="T88">56. Solly Zuckerman, </text:span><text:span text:style-name="T89">Beyond The Ivory Tower</text:span><text:span text:style-name="T88">, New York: Toplinger Publications, 1970, s. 19</text:span></text:p>
      <text:p text:style-name="P67">57. Richard Lewontin, "The Demon-Haunted World", The New York Review of Books, 9 Ocak, 1997, s. 28.</text:p>
      <text:p text:style-name="P68"><text:soft-page-break/><text:span text:style-name="T88">58. Malcolm Muggeridge, </text:span><text:span text:style-name="T89">The End of Christendom</text:span><text:span text:style-name="T88">, Grand Rapids: Eerdmans, 1980, s. 43</text:span></text:p>
      <text:p text:style-name="P56"/>
      <text:p text:style-name="P55"/>
      <text:p text:style-name="P55"/>
      <text:p text:style-name="P55"/>
      <text:p text:style-name="P55"/>
      <text:p text:style-name="P25">Picture </text:p>
      <text:p text:style-name="P55">s.15</text:p>
      <text:p text:style-name="P55">Is He Who creates like him who does not create? So will you not pay heed? (Surat an-Nahl: 17)</text:p>
      <text:p text:style-name="P55"/>
      <text:p text:style-name="P55">s.20</text:p>
      <text:p text:style-name="P55">Allah shows favor to mankind but most of them are not thankful. (Surat an-Naml: 73)</text:p>
      <text:p text:style-name="P55"/>
      <text:p text:style-name="P55">s.22</text:p>
      <text:p text:style-name="P55">Allah is the Creator of everything and He is Guardian over everything. (Surat az-Zumar: 62)</text:p>
      <text:p text:style-name="P55"/>
      <text:p text:style-name="P55">s. 24</text:p>
      <text:p text:style-name="P55">The merciful ones will be given mercy by the All-Merciful. Be merciful to those who are on this Earth, and the One in heaven will have mercy on you. (Sahih Bukhari)</text:p>
      <text:p text:style-name="P55"/>
      <text:p text:style-name="P55">s.33</text:p>
      <text:p text:style-name="P55">Your god is Allah alone, there is no god but Him. He encompasses all things in His knowledge. (Surah Ta Ha: 98)</text:p>
      <text:p text:style-name="P55"/>
      <text:p text:style-name="P55">s. 36</text:p>
      <text:p text:style-name="P55"><text:soft-page-break/>He is Allah. There is no God but Him. Praise be to Him in this world and the Hereafter. Judgment belongs to Him…(Surat al-Qasas: 70)</text:p>
      <text:p text:style-name="P55"/>
      <text:p text:style-name="P55">s. 37</text:p>
      <text:p text:style-name="P55">Allah created the heavens and the Earth with truth. There is certainly a Sign in that for the believers. <text:s/>(Surat al-‘Ankabut: 44)</text:p>
      <text:p text:style-name="P55"/>
      <text:p text:style-name="P55">s.39</text:p>
      <text:p text:style-name="P55">The Prophet (pbuh) not only preached to the people to show kindness to one another but also to all living creatures. (Muslim, Sahih Muslim)</text:p>
      <text:p text:style-name="P55"/>
      <text:p text:style-name="P55">s.40</text:p>
      <text:p text:style-name="P55">We did not create the heavens and Earth and everything between them, except with truth. The Hour is certainly coming, so turn away graciously. (Surat al-Hijr: 85)</text:p>
      <text:p text:style-name="P55"/>
      <text:p text:style-name="P55">s.41</text:p>
      <text:p text:style-name="P55">He is Lord of the heavens and the Earth and everything in between them, so worship Him and persevere in His worship. Do you know of any other with His Name? (Surah Maryam: 65)</text:p>
      <text:p text:style-name="P55"/>
      <text:p text:style-name="P55">s.42</text:p>
      <text:p text:style-name="P55">There are certainly Signs in the Earth for people with certainty. (Surat adh-Dhariyat: 20)</text:p>
      <text:p text:style-name="P55"/>
      <text:p text:style-name="P55">s.43</text:p>
      <text:p text:style-name="P55">And in yourselves as well. Do you not then see? (Surat adh-Dhariyat: 21)</text:p>
      <text:p text:style-name="P55"/>
      <text:p text:style-name="P55">s.44</text:p>
      <text:p text:style-name="P55">Your God is One God. There is no God but Him, the All-Merciful, the Most <text:soft-page-break/>Merciful. (Surat al-Baqara: 163)</text:p>
      <text:p text:style-name="P55"/>
      <text:p text:style-name="P55">s.49</text:p>
      <text:p text:style-name="P55">Allah, there is no God but Him, the Living, the Self-Sustaining. He is not subject to drowsiness or sleep. Everything in the heavens and the Earth belongs to Him… (Surat al-Baqara: 255)</text:p>
      <text:p text:style-name="P55"/>
      <text:p text:style-name="P55">s.53</text:p>
      <text:p text:style-name="P55">Everything in the heavens and everything in the Earth belongs to Allah... (Surah Al ‘Imran: 129)</text:p>
      <text:p text:style-name="P55"/>
      <text:p text:style-name="P55">s.57</text:p>
      <text:p text:style-name="P55">Mankind! Worship your Lord, Who created you and those before you, so that <text:s/>hopefully you will guard against evil. (Surat al-Baqara: 21)</text:p>
      <text:p text:style-name="P55"/>
      <text:p text:style-name="P55">s.71</text:p>
      <text:p text:style-name="P55">And horses, mules and donkeys both to ride and for adornment. And He creates other things you do not know. (Surat an-Nahl: 8)</text:p>
      <text:p text:style-name="P55"/>
      <text:p text:style-name="P55">s.72</text:p>
      <text:p text:style-name="P55">All That inhabits the night and <text:s/>the day belongs to Him. He is the All-Hearing, the All-Knowing. (Surat al-An‘am: 13)</text:p>
      <text:p text:style-name="P55"/>
      <text:p text:style-name="P55">s.74</text:p>
      <text:p text:style-name="P55">Do you not know that Allah is He to Whom the kingdom of the heavens and the Earth belongs and that, besides Allah, you have no protector and no helper? (Surat al-Baqara: 107)</text:p>
      <text:p text:style-name="P55"/>
      <text:p text:style-name="P55">s.77</text:p>
      <text:p text:style-name="P55">To mankind the love of worldly appetites is painted in glowing colors: <text:soft-page-break/>women and children, and heaped-up mounds of gold and silver, and horses with fine markings, and livestock and fertile farmland. All that is merely the enjoyment of the life of this world. The best homecoming is in the Presence of Allah. (Surah Al ‘Imran: 14)</text:p>
      <text:p text:style-name="P55"/>
      <text:p text:style-name="P55">s.78</text:p>
      <text:p text:style-name="P55">When swift horses, champing at the bit, were displayed before him in the afternoon, he said, “Truly do I <text:s/>love the love of good, with a view to the glory of my Lord…” (Surah Sad: 31-33)</text:p>
      <text:p text:style-name="P55"/>
      <text:p text:style-name="P55">s. 88</text:p>
      <text:p text:style-name="P55">Allah says, “Do not take two Gods. He is only One God. So dread Me alone.” (Surat an-Nahl: 51)</text:p>
      <text:p text:style-name="P55"/>
      <text:p text:style-name="P55">s.89</text:p>
      <text:p text:style-name="P55">Everything in the heavens and Earth belongs to Him, and the religion belongs to Him, firmly and for ever. So why do you fear anyone other than Allah? (Surat an-Nahl: 52)</text:p>
      <text:p text:style-name="P55"/>
      <text:p text:style-name="P55">s.95</text:p>
      <text:p text:style-name="P55">Do they not see that Allah, Who created the heavens and Earth, has the power to create the like of them, and has appointed fixed terms for them of which there is no doubt? But the wrongdoers still spurn anything but disbelief. (Surat al-Isra’: 99)</text:p>
      <text:p text:style-name="P55"/>
      <text:p text:style-name="P55">s.96</text:p>
      <text:p text:style-name="P55">And He created livestock. There is warmth for you in them, and various uses and some you eat. (Surat an-Nahl: 5)</text:p>
      <text:p text:style-name="P55"/>
      <text:p text:style-name="P55">s.98</text:p>
      <text:p text:style-name="P55">... From the contents of their bellies, from between the dung and blood, We give you pure milk to drink, easy for drinkers to swallow. (Surat an-Nahl: 66)</text:p>
      <text:p text:style-name="P55"><text:soft-page-break/></text:p>
      <text:p text:style-name="P55">s.117</text:p>
      <text:p text:style-name="P55">And in your creation and all the creatures He has spread about there are Signs for people with certainty. (Surat al-Jathiyya: 4)</text:p>
      <text:p text:style-name="P55"/>
      <text:p text:style-name="P55">s.119</text:p>
      <text:p text:style-name="P55">We have not created the heavens and Earth and everything between them except with truth and for a set term. But those who disbelieve turn away from what they have been warned about. (Surat al-Ahqaf: 3)</text:p>
      <text:p text:style-name="P55"/>
      <text:p text:style-name="P55">s.120</text:p>
      <text:p text:style-name="P55">Truly Allah, He is the Provider, the Possessor of Strength, the Sure. (Surat adh-Dhariyat: 58)</text:p>
      <text:p text:style-name="P55"/>
      <text:p text:style-name="P55">s.121</text:p>
      <text:p text:style-name="P55">That is because Allah is the Real.... (Surat al-Hajj: 6)</text:p>
      <text:p text:style-name="P55"/>
      <text:p text:style-name="P55">s.122</text:p>
      <text:p text:style-name="P55">Truly Allah is beautiful and He loves beauty. (Sahih Muslim)</text:p>
      <text:p text:style-name="P55"/>
      <text:p text:style-name="P55">s.128</text:p>
      <text:p text:style-name="P55">Say: “In whose hand is the dominion over <text:s/>everything, He Who gives protection and from whom no protection can be given, if you have any knowledge?” (Surat al-Muminun: 88)</text:p>
      <text:p text:style-name="P55"/>
      <text:p text:style-name="P55">s.131</text:p>
      <text:p text:style-name="P55">He is Lord of the heavens and the Earth and everything in between them… (Surah Maryam: 65)</text:p>
      <text:p text:style-name="P55"/>
      <text:p text:style-name="P55">s.134-135</text:p>
      <text:p text:style-name="P55"><text:soft-page-break/>Say: "Who is the Lord of the heavens and the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6)</text:p>
      <text:p text:style-name="P55"/>
      <text:p text:style-name="P55">s.136</text:p>
      <text:p text:style-name="P55">What is in the heavens and in the Earth belongs to Allah. Allah suffices as a guardian. (Surat an-Nisa’: 132)</text:p>
      <text:p text:style-name="P55"/>
      <text:p text:style-name="P55">s.139</text:p>
      <text:p text:style-name="P55">Say :Have you thought <text:s/>about your partner gods, those you call upon besides Allah? Show me what they have created of the Earth…” (Surah Fatir: 40)</text:p>
      <text:p text:style-name="P55"/>
      <text:p text:style-name="P55">s.140</text:p>
      <text:p text:style-name="P55">Do not set up another god together with Allah. Truly I bring you a clear warning from Him. (Surat adh-Dhariyat: 51)</text:p>
      <text:p text:style-name="P55"/>
      <text:p text:style-name="P55">s.143</text:p>
      <text:p text:style-name="P55">The Unseen of the heavens and the Earth belongs to Allah and the whole affair will be returned to Him. So worship Him and put your trust in Him… (Surah Hud: 123)</text:p>
      <text:p text:style-name="P55"/>
      <text:p text:style-name="P55">s.145</text:p>
      <text:p text:style-name="P55">…<text:span text:style-name="T45"> </text:span>He knows everything in the land and sea. No leaf falls without His knowing it… </text:p>
      <text:p text:style-name="P55">(Surat al-An‘am: 59)</text:p>
      <text:p text:style-name="P55"/>
      <text:p text:style-name="P55">s.150</text:p>
      <text:p text:style-name="P55"><text:soft-page-break/>He is Allah--the Creator, the Maker, the Giver of Form… (Surat Al-Hashr: 24)</text:p>
      <text:p text:style-name="P55"/>
      <text:p text:style-name="P55">s.153</text:p>
      <text:p text:style-name="P55">Mankind! Remember Allah's blessing to you. Is there any creator other than Allah providing for you from heaven and Earth? There is no god but Him. So how have you been led astray? (Surah Fatir: 3)</text:p>
      <text:p text:style-name="P55"/>
      <text:p text:style-name="P55">s.155</text:p>
      <text:p text:style-name="P55">And mankind and beasts and livestock are likewise of varying colors. Only those of His servants with knowledge have fear of Allah... </text:p>
      <text:p text:style-name="P55">(Surah Fatir: 28)</text:p>
      <text:p text:style-name="P55"/>
      <text:p text:style-name="P55">s.159</text:p>
      <text:p text:style-name="P55">Everything in the heavens and everything on the Earth and everything in between them and everything under the ground belongs to Him. (Surah Ta Ha: 6)</text:p>
      <text:p text:style-name="P55"/>
      <text:p text:style-name="P55">s.161</text:p>
      <text:p text:style-name="P55">Do they not see the birds suspended in mid-air up in the sky? Nothing holds them there except Allah. There are certainly Signs in that for people who believe. (Surat an-Nahl: 79)</text:p>
      <text:p text:style-name="P55"/>
      <text:p text:style-name="P55">s.162</text:p>
      <text:p text:style-name="P55">Have they not looked at the birds above them, with wings outspread and folded back? Nothing holds them up but the All-Merciful. He sees all things. (Surat al-Mulk: 19)</text:p>
      <text:p text:style-name="P55"/>
      <text:p text:style-name="P55">s.167</text:p>
      <text:p text:style-name="P55">Praise be to Allah, to Whom everything in the heavens and everything in the Earth belongs, and praise be to Him in the Hereafter. He is the All-Wise, the All-Aware. (Surah Saba’: 1)</text:p>
      <text:p text:style-name="P55"><text:soft-page-break/></text:p>
      <text:p text:style-name="P55">s.171</text:p>
      <text:p text:style-name="P55">Have they not seen how We created for them, by Our own handiwork, livestock which are under their control? (Surah Ya Sin: 71)</text:p>
      <text:p text:style-name="P55"/>
      <text:p text:style-name="P55">s.181</text:p>
      <text:p text:style-name="P55">Allah created every animal from water. Some of them go on their bellies, some of them on two legs, and some on four. Allah creates whatever He wills. Allah has power over all things. (Surat an-Nur: 45)</text:p>
      <text:p text:style-name="P55"/>
      <text:p text:style-name="P55">s.186</text:p>
      <text:p text:style-name="P55">Do you not see that everyone in the heavens and Earth glorifies Allah, as do the birds with their outspread wings? Each one knows its prayer and glorification… (Surat an-Nur: 41)</text:p>
      <text:p text:style-name="P55"/>
      <text:p text:style-name="P55">s.208</text:p>
      <text:p text:style-name="P55">Among His Signs is the creation of the heavens and Earth and all the creatures He has spread about in them. And He has the power to gather them together whenever He wills. (Surat ash-Shura: 29)</text:p>
      <text:p text:style-name="P55"/>
      <text:p text:style-name="P55">s.216</text:p>
      <text:p text:style-name="P55">Charles Darwin</text:p>
      <text:p text:style-name="P55"/>
      <text:p text:style-name="P55">s.218</text:p>
      <text:p text:style-name="P55">Louis Pasteur</text:p>
      <text:p text:style-name="P55"/>
      <text:p text:style-name="P55">s.221</text:p>
      <text:p text:style-name="P55">One of the facts nullifying the theory of evolution is the outstandingly complex structure of life. The DNA molecule located in the nucleus of cells of living beings is an example of this. The DNA is a sort of databank formed of the arrangement of four different molecules in different <text:soft-page-break/>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55"/>
      <text:p text:style-name="P55">s.222</text:p>
      <text:p text:style-name="P55">According to natural selection, the strong and those able to adapt to their surroundings survive, while the rest disappear. Evolutionists propose that natural selection causes living things to evolve and results in new species. However, natural selection has no such effect and there is not even a single evidence supporting the claim that it does.</text:p>
      <text:p text:style-name="P55"/>
      <text:p text:style-name="P55">s.224</text:p>
      <text:p text:style-name="P55">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55"/>
      <text:p text:style-name="P55">s.225</text:p>
      <text:p text:style-name="P55">Since the beginning of the century, evolutionists have been trying to produce mutations in fruit flies, and give this as an example for useful mutation. However, the only result obtained at the end of these efforts that lasted for decades were disfigured, diseased and defective flies. On the left is the head of a normal fruit fly and on the right is the head of a mutated fruit fly.</text:p>
      <text:p text:style-name="P55"/>
      <text:p text:style-name="P55">s.227</text:p>
      <text:p text:style-name="P55">There is no fossil that can validate the claims regarding the evolution of plants. To the contrary, hundreds of thousands of fossils disprove these claims. One of these, pictured here, is that of a 54- to 37- million-year-old fossil ginkgo leaf. The fact that ginkgos have not changed in millions of years shows that evolution is a great deception.</text:p>
      <text:p text:style-name="P55"/>
      <text:p text:style-name="P55"><text:soft-page-break/>s.228</text:p>
      <text:p text:style-name="P55">LIVING FOSSILS REFUTE EVOLUTION</text:p>
      <text:p text:style-name="P55"/>
      <text:p text:style-name="P55">Fossils are evidence that evolution never happened. As revealed by the fossil record, living organisms were created complete with all their characteristics, and have never changed since they first appeared and for as long as they existed. Fish have always been fish, insects have always been insects and reptiles have always been reptiles. There are no scientific grounds for the claim that species gradually develop. All beings are created by Allah.</text:p>
      <text:p text:style-name="P55"/>
      <text:p text:style-name="P55">Sunfish</text:p>
      <text:p text:style-name="P55">Period: Eocene</text:p>
      <text:p text:style-name="P55">Age: 54 to 37 million years</text:p>
      <text:p text:style-name="P55"/>
      <text:p text:style-name="P55">Crane Fly</text:p>
      <text:p text:style-name="P55">Period: Eocene</text:p>
      <text:p text:style-name="P55">Age: 48 to 37 million years</text:p>
      <text:p text:style-name="P55"/>
      <text:p text:style-name="P55">Sea Urchin</text:p>
      <text:p text:style-name="P55">Period: Carboniferous</text:p>
      <text:p text:style-name="P55">Age: 295 million years old</text:p>
      <text:p text:style-name="P55"/>
      <text:p text:style-name="P55">s.229</text:p>
      <text:p text:style-name="P55">Starfish</text:p>
      <text:p text:style-name="P55">Period: Ordovician </text:p>
      <text:p text:style-name="P55">Age: 490 to 443 million years</text:p>
      <text:p text:style-name="P55"/>
      <text:p text:style-name="P55">Birch Leaf</text:p>
      <text:p text:style-name="P55"><text:soft-page-break/>Period: Eocene</text:p>
      <text:p text:style-name="P55">Age: 50 million years</text:p>
      <text:p text:style-name="P55"/>
      <text:p text:style-name="P55">Froghopper</text:p>
      <text:p text:style-name="P55">Period: Cretaceous </text:p>
      <text:p text:style-name="P55">Age: 125 million years </text:p>
      <text:p text:style-name="P55"/>
      <text:p text:style-name="P55">Sequoia Leaf</text:p>
      <text:p text:style-name="P55">Period: Eocene</text:p>
      <text:p text:style-name="P55">Age: 50 million years old</text:p>
      <text:p text:style-name="P55"/>
      <text:p text:style-name="P55">s.230</text:p>
      <text:p text:style-name="P55">The theory of evolution claims that living species gradually evolved from one another. The fossil record, however, explicitly falsifies this claim. For example, in the Cambrian Period, some 550 million years ago, tens of totally distinct living species emerged suddenly. These living beings depicted in the above picture have very complex structures. This fact, referred to as the "Cambrian Explosion" in scientific literature is plain evidence of creation.</text:p>
      <text:p text:style-name="P55"/>
      <text:p text:style-name="P55">s.233</text:p>
      <text:p text:style-name="P55">Evolutionists generally interpret fossils in the light of their ideological expectations, for which reason the conclusions they arrive at are for the most part unreliable.</text:p>
      <text:p text:style-name="P55"/>
      <text:p text:style-name="P55">s.234</text:p>
      <text:p text:style-name="P55">FALSE</text:p>
      <text:p text:style-name="P55"/>
      <text:p text:style-name="P55">Evolutionist newspapers and magazines often print pictures of the imaginary “primitive” man. The only available source for these imaginary pictures is the imagination of the artist. However, evolutionary theory has <text:soft-page-break/>been so dented by scientific data that today we see less and less of it in the serious press.</text:p>
      <text:p text:style-name="P55"/>
      <text:p text:style-name="P55">s.237</text:p>
      <text:p text:style-name="P55">Can life emerge if all the conditions stipulated by evolutionists are met? Of course not! In order to show why not, let us carry out the following experiment:Place all the enzymes, hormones and proteins—everything that evolutionists regard as essential for life to form—into a barrel such as that pictured on the left. Then mix all these substances, using all possible physical and chemical techniques. But whatever you do, no matter how long you wait, not a single living cell will emerge from that barrel.</text:p>
      <text:p text:style-name="P55"/>
      <text:p text:style-name="P55">s.241</text:p>
      <text:p text:style-name="P55">Movement</text:p>
      <text:p text:style-name="P55"/>
      <text:p text:style-name="P55">Thought</text:p>
      <text:p text:style-name="P55"/>
      <text:p text:style-name="P55">Touch</text:p>
      <text:p text:style-name="P55"/>
      <text:p text:style-name="P55">Speech</text:p>
      <text:p text:style-name="P55"/>
      <text:p text:style-name="P55">Sight</text:p>
      <text:p text:style-name="P55"/>
      <text:p text:style-name="P55">Taste</text:p>
      <text:p text:style-name="P55"/>
      <text:p text:style-name="P55">Smell</text:p>
      <text:p text:style-name="P55"/>
      <text:p text:style-name="P55">Hearing</text:p>
      <text:p text:style-name="P55"/>
      <text:p text:style-name="P55"><text:soft-page-break/>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55"/>
      <text:p text:style-name="P55">s.242</text:p>
      <text:p text:style-name="P55">Despite their dozen of years of efforts, people have not been able to provide vision which has the same sharpness and high quality as the vision of an eye.</text:p>
      <text:p text:style-name="P55"/>
      <text:p text:style-name="P55">s.245</text:p>
      <text:p text:style-name="P55">Someone who looks at a seal perceives it in his brain. Similarly, it is in his brain that he investigates and examines the features of that creature he sees in his brain. The things he learns reveal to him the perfection of Allah's creation and the superiority of His wisdom and knowledge.</text:p>
      <text:p text:style-name="P55"/>
      <text:p text:style-name="P55">s.251</text:p>
      <text:p text:style-name="P55">They said, “Glory be to You! We have no knowledge except what You have thought us. You are the All-Knowing, the All-Wise.” (Surat al-Baqara: 32)</text:p>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pple Chancery" svg:font-family="'Apple Chancery'" style:font-pitch="variable"/>
    <style:font-face style:name="Courier New" svg:font-family="'Courier New'" style:font-pitch="variable"/>
    <style:font-face style:name="Florentine[T]" svg:font-family="Florentine[T]"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5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_2b__2b__2b_" style:display-name="RES‹MÜSTÜ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499cm" fo:margin-right="0.499cm" fo:margin-top="0cm" fo:margin-bottom="0.101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499cm" fo:margin-right="0cm" fo:margin-top="0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499cm" fo:margin-right="0cm" fo:margin-top="0.071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LLAH'S GENTLE ARTISTRY</dc:title>
    <dc:subject>ALLAH'S GENTLE ARTISTRY</dc:subject>
    <meta:initial-creator>ADNAN OKTAR - HARUN YAHYA</meta:initial-creator>
    <meta:creation-date>2010-08-11T21:59:00</meta:creation-date>
    <dc:date>2020-06-26T13:59:04.314169818</dc:date>
    <meta:editing-cycles>35</meta:editing-cycles>
    <meta:editing-duration>PT1H27M35S</meta:editing-duration>
    <meta:generator>LibreOffice/6.4.4.2$Linux_X86_64 LibreOffice_project/523b8e55cdb4890550c54dc0a0ee2ea29d34e811</meta:generator>
    <meta:keyword>ALLAH'S GENTLE ARTISTRY</meta:keyword>
    <meta:document-statistic meta:table-count="0" meta:image-count="0" meta:object-count="0" meta:page-count="53" meta:paragraph-count="566" meta:word-count="20454" meta:character-count="122116" meta:non-whitespace-character-count="102091"/>
  </office:meta>
</office:document-meta>
</file>